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247cm" fo:margin-left="-0.079cm" fo:margin-top="0cm" fo:margin-bottom="0cm" table:align="left" style:writing-mode="lr-tb"/>
    </style:style>
    <style:style style:name="Tabelle1.A" style:family="table-column">
      <style:table-column-properties style:column-width="8.123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="0.079cm" fo:border="none"/>
    </style:style>
    <style:style style:name="Tabelle4" style:family="table">
      <style:table-properties style:width="16.247cm" fo:margin-left="-0.079cm" fo:margin-top="0cm" fo:margin-bottom="0cm" table:align="left" style:writing-mode="lr-tb"/>
    </style:style>
    <style:style style:name="Tabelle4.A" style:family="table-column">
      <style:table-column-properties style:column-width="8.12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="0.079cm" fo:border="none"/>
    </style:style>
    <style:style style:name="Tabelle5" style:family="table">
      <style:table-properties style:width="16.247cm" fo:margin-left="-0.079cm" fo:margin-top="0cm" fo:margin-bottom="0cm" table:align="left" style:writing-mode="lr-tb"/>
    </style:style>
    <style:style style:name="Tabelle5.A" style:family="table-column">
      <style:table-column-properties style:column-width="8.123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padding="0.079cm" fo:border="none"/>
    </style:style>
    <style:style style:name="Tabelle7" style:family="table">
      <style:table-properties style:width="16.247cm" fo:margin-left="-0.079cm" fo:margin-top="0cm" fo:margin-bottom="0cm" table:align="left" style:writing-mode="lr-tb"/>
    </style:style>
    <style:style style:name="Tabelle7.A" style:family="table-column">
      <style:table-column-properties style:column-width="8.123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fo:padding="0.079cm" fo:border="none"/>
    </style:style>
    <style:style style:name="Tabelle9" style:family="table">
      <style:table-properties style:width="16.247cm" fo:margin-left="-0.079cm" fo:margin-top="0cm" fo:margin-bottom="0cm" table:align="left" style:writing-mode="lr-tb"/>
    </style:style>
    <style:style style:name="Tabelle9.A" style:family="table-column">
      <style:table-column-properties style:column-width="8.123cm"/>
    </style:style>
    <style:style style:name="Tabelle9.1" style:family="table-row">
      <style:table-row-properties style:keep-together="true" fo:keep-together="auto"/>
    </style:style>
    <style:style style:name="Tabelle9.A1" style:family="table-cell">
      <style:table-cell-properties fo:padding="0.079cm" fo:border="none"/>
    </style:style>
    <style:style style:name="Tabelle10" style:family="table">
      <style:table-properties style:width="16.247cm" fo:margin-left="-0.079cm" fo:margin-top="0cm" fo:margin-bottom="0cm" table:align="left" style:writing-mode="lr-tb"/>
    </style:style>
    <style:style style:name="Tabelle10.A" style:family="table-column">
      <style:table-column-properties style:column-width="8.123cm"/>
    </style:style>
    <style:style style:name="Tabelle10.1" style:family="table-row">
      <style:table-row-properties style:keep-together="true" fo:keep-together="auto"/>
    </style:style>
    <style:style style:name="Tabelle10.A1" style:family="table-cell">
      <style:table-cell-properties fo:padding="0.079cm" fo:border="none"/>
    </style:style>
    <style:style style:name="Tabelle11" style:family="table">
      <style:table-properties style:width="16.247cm" fo:margin-left="-0.079cm" fo:margin-top="0cm" fo:margin-bottom="0cm" table:align="left" style:writing-mode="lr-tb"/>
    </style:style>
    <style:style style:name="Tabelle11.A" style:family="table-column">
      <style:table-column-properties style:column-width="8.123cm"/>
    </style:style>
    <style:style style:name="Tabelle11.1" style:family="table-row">
      <style:table-row-properties style:keep-together="true" fo:keep-together="auto"/>
    </style:style>
    <style:style style:name="Tabelle11.A1" style:family="table-cell">
      <style:table-cell-properties fo:padding="0.079cm" fo:border="none"/>
    </style:style>
    <style:style style:name="Tabelle12" style:family="table">
      <style:table-properties style:width="16.247cm" fo:margin-left="-0.079cm" fo:margin-top="0cm" fo:margin-bottom="0cm" table:align="left" style:writing-mode="lr-tb"/>
    </style:style>
    <style:style style:name="Tabelle12.A" style:family="table-column">
      <style:table-column-properties style:column-width="8.123cm"/>
    </style:style>
    <style:style style:name="Tabelle12.1" style:family="table-row">
      <style:table-row-properties style:keep-together="true" fo:keep-together="auto"/>
    </style:style>
    <style:style style:name="Tabelle12.A1" style:family="table-cell">
      <style:table-cell-properties fo:padding="0.079cm" fo:border="none"/>
    </style:style>
    <style:style style:name="Tabelle13" style:family="table">
      <style:table-properties style:width="16.247cm" fo:margin-left="-0.079cm" fo:margin-top="0cm" fo:margin-bottom="0cm" table:align="left" style:writing-mode="lr-tb"/>
    </style:style>
    <style:style style:name="Tabelle13.A" style:family="table-column">
      <style:table-column-properties style:column-width="8.123cm"/>
    </style:style>
    <style:style style:name="Tabelle13.1" style:family="table-row">
      <style:table-row-properties style:keep-together="true" fo:keep-together="auto"/>
    </style:style>
    <style:style style:name="Tabelle13.A1" style:family="table-cell">
      <style:table-cell-properties fo:padding="0.079cm" fo:border="none"/>
    </style:style>
    <style:style style:name="Tabelle14" style:family="table">
      <style:table-properties style:width="16.247cm" fo:margin-left="-0.079cm" fo:margin-top="0cm" fo:margin-bottom="0cm" table:align="left" style:writing-mode="lr-tb"/>
    </style:style>
    <style:style style:name="Tabelle14.A" style:family="table-column">
      <style:table-column-properties style:column-width="8.123cm"/>
    </style:style>
    <style:style style:name="Tabelle14.1" style:family="table-row">
      <style:table-row-properties style:keep-together="true" fo:keep-together="auto"/>
    </style:style>
    <style:style style:name="Tabelle14.A1" style:family="table-cell">
      <style:table-cell-properties fo:padding="0.079cm" fo:border="none"/>
    </style:style>
    <style:style style:name="Tabelle15" style:family="table">
      <style:table-properties style:width="16.247cm" fo:margin-left="-0.079cm" fo:margin-top="0cm" fo:margin-bottom="0cm" table:align="left" style:writing-mode="lr-tb"/>
    </style:style>
    <style:style style:name="Tabelle15.A" style:family="table-column">
      <style:table-column-properties style:column-width="8.123cm"/>
    </style:style>
    <style:style style:name="Tabelle15.1" style:family="table-row">
      <style:table-row-properties style:keep-together="true" fo:keep-together="auto"/>
    </style:style>
    <style:style style:name="Tabelle15.A1" style:family="table-cell">
      <style:table-cell-properties fo:padding="0.079cm" fo:border="none"/>
    </style:style>
    <style:style style:name="Tabelle16" style:family="table">
      <style:table-properties style:width="16.247cm" fo:margin-left="-0.079cm" fo:margin-top="0cm" fo:margin-bottom="0cm" table:align="left" style:writing-mode="lr-tb"/>
    </style:style>
    <style:style style:name="Tabelle16.A" style:family="table-column">
      <style:table-column-properties style:column-width="8.123cm"/>
    </style:style>
    <style:style style:name="Tabelle16.1" style:family="table-row">
      <style:table-row-properties style:keep-together="true" fo:keep-together="auto"/>
    </style:style>
    <style:style style:name="Tabelle16.A1" style:family="table-cell">
      <style:table-cell-properties fo:padding="0.079cm" fo:border="none"/>
    </style:style>
    <style:style style:name="Tabelle17" style:family="table">
      <style:table-properties style:width="16.247cm" fo:margin-left="-0.079cm" fo:margin-top="0cm" fo:margin-bottom="0cm" table:align="left" style:writing-mode="lr-tb"/>
    </style:style>
    <style:style style:name="Tabelle17.A" style:family="table-column">
      <style:table-column-properties style:column-width="8.123cm"/>
    </style:style>
    <style:style style:name="Tabelle17.1" style:family="table-row">
      <style:table-row-properties style:keep-together="true" fo:keep-together="auto"/>
    </style:style>
    <style:style style:name="Tabelle17.A1" style:family="table-cell">
      <style:table-cell-properties fo:padding="0.079cm" fo:border="none"/>
    </style:style>
    <style:style style:name="Tabelle18" style:family="table">
      <style:table-properties style:width="16.247cm" fo:margin-left="-0.079cm" fo:margin-top="0cm" fo:margin-bottom="0cm" table:align="left" style:writing-mode="lr-tb"/>
    </style:style>
    <style:style style:name="Tabelle18.A" style:family="table-column">
      <style:table-column-properties style:column-width="8.123cm"/>
    </style:style>
    <style:style style:name="Tabelle18.1" style:family="table-row">
      <style:table-row-properties style:keep-together="true" fo:keep-together="auto"/>
    </style:style>
    <style:style style:name="Tabelle18.A1" style:family="table-cell">
      <style:table-cell-properties fo:padding="0.079cm" fo:border="none"/>
    </style:style>
    <style:style style:name="Tabelle2" style:family="table">
      <style:table-properties style:width="16.247cm" fo:margin-left="-0.079cm" fo:margin-top="0cm" fo:margin-bottom="0cm" table:align="left" style:writing-mode="lr-tb"/>
    </style:style>
    <style:style style:name="Tabelle2.A" style:family="table-column">
      <style:table-column-properties style:column-width="8.123cm"/>
    </style:style>
    <style:style style:name="Tabelle2.B" style:family="table-column">
      <style:table-column-properties style:column-width="8.12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="0.079cm" fo:border="none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3"/>
    <style:style style:name="P3" style:family="paragraph" style:parent-style-name="List_20_Paragraph" style:list-style-name="WWNum5"/>
    <style:style style:name="P4" style:family="paragraph" style:parent-style-name="List_20_Paragraph" style:list-style-name="WWNum7"/>
    <style:style style:name="P5" style:family="paragraph" style:parent-style-name="List_20_Paragraph" style:list-style-name="WWNum9"/>
    <style:style style:name="P6" style:family="paragraph" style:parent-style-name="List_20_Paragraph" style:list-style-name="WWNum11"/>
    <style:style style:name="P7" style:family="paragraph" style:parent-style-name="List_20_Paragraph" style:list-style-name="WWNum13"/>
    <style:style style:name="P8" style:family="paragraph" style:parent-style-name="List_20_Paragraph" style:list-style-name="WWNum15"/>
    <style:style style:name="P9" style:family="paragraph" style:parent-style-name="List_20_Paragraph" style:list-style-name="WWNum17"/>
    <style:style style:name="P10" style:family="paragraph" style:parent-style-name="List_20_Paragraph" style:list-style-name="WWNum19"/>
    <style:style style:name="P11" style:family="paragraph" style:parent-style-name="List_20_Paragraph" style:list-style-name="WWNum23"/>
    <style:style style:name="P12" style:family="paragraph" style:parent-style-name="List_20_Paragraph" style:list-style-name="WWNum25"/>
    <style:style style:name="P13" style:family="paragraph" style:parent-style-name="List_20_Paragraph" style:list-style-name="WWNum27"/>
    <style:style style:name="P14" style:family="paragraph" style:parent-style-name="List_20_Paragraph" style:list-style-name="WWNum29"/>
    <style:style style:name="P15" style:family="paragraph" style:parent-style-name="List_20_Paragraph" style:list-style-name="WWNum31"/>
    <style:style style:name="P16" style:family="paragraph" style:parent-style-name="List_20_Paragraph" style:list-style-name="WWNum33"/>
    <style:style style:name="P17" style:family="paragraph" style:parent-style-name="List_20_Paragraph" style:list-style-name="WWNum35"/>
    <style:style style:name="P18" style:family="paragraph" style:parent-style-name="List_20_Paragraph" style:list-style-name="WWNum37"/>
    <style:style style:name="P19" style:family="paragraph" style:parent-style-name="List_20_Paragraph" style:list-style-name="WWNum43"/>
    <style:style style:name="P20" style:family="paragraph" style:parent-style-name="List_20_Paragraph" style:list-style-name="WWNum47"/>
    <style:style style:name="P21" style:family="paragraph" style:parent-style-name="List_20_Paragraph" style:list-style-name="WWNum49"/>
    <style:style style:name="P22" style:family="paragraph" style:parent-style-name="List_20_Paragraph" style:list-style-name="WWNum51"/>
    <style:style style:name="P23" style:family="paragraph" style:parent-style-name="List_20_Paragraph" style:list-style-name="WWNum53"/>
    <style:style style:name="P24" style:family="paragraph" style:parent-style-name="List_20_Paragraph" style:list-style-name="WWNum55"/>
    <style:style style:name="P25" style:family="paragraph" style:parent-style-name="List_20_Paragraph" style:list-style-name="WWNum57"/>
    <style:style style:name="P26" style:family="paragraph" style:parent-style-name="List_20_Paragraph" style:list-style-name="WWNum59"/>
    <style:style style:name="P27" style:family="paragraph" style:parent-style-name="List_20_Paragraph" style:list-style-name="WWNum61"/>
    <style:style style:name="P28" style:family="paragraph" style:parent-style-name="List_20_Paragraph" style:list-style-name="WWNum63"/>
    <style:style style:name="P29" style:family="paragraph" style:parent-style-name="List_20_Paragraph" style:list-style-name="WWNum65"/>
    <style:style style:name="P30" style:family="paragraph" style:parent-style-name="List_20_Paragraph" style:list-style-name="WWNum69"/>
    <style:style style:name="P31" style:family="paragraph" style:parent-style-name="List_20_Paragraph" style:list-style-name="WWNum79"/>
    <style:style style:name="P32" style:family="paragraph" style:parent-style-name="List_20_Paragraph" style:list-style-name="WWNum83"/>
    <style:style style:name="P33" style:family="paragraph" style:parent-style-name="List_20_Paragraph" style:list-style-name="WWNum85"/>
    <style:style style:name="P34" style:family="paragraph" style:parent-style-name="List_20_Paragraph" style:list-style-name="WWNum87"/>
    <style:style style:name="P35" style:family="paragraph" style:parent-style-name="List_20_Paragraph" style:list-style-name="WWNum89"/>
    <style:style style:name="P36" style:family="paragraph" style:parent-style-name="List_20_Paragraph" style:list-style-name="WWNum91"/>
    <style:style style:name="P37" style:family="paragraph" style:parent-style-name="List_20_Paragraph" style:list-style-name="WWNum93"/>
    <style:style style:name="P38" style:family="paragraph" style:parent-style-name="List_20_Paragraph" style:list-style-name="WWNum95"/>
    <style:style style:name="P39" style:family="paragraph" style:parent-style-name="List_20_Paragraph" style:list-style-name="WWNum97"/>
    <style:style style:name="P40" style:family="paragraph" style:parent-style-name="List_20_Paragraph" style:list-style-name="WWNum99"/>
    <style:style style:name="P41" style:family="paragraph" style:parent-style-name="List_20_Paragraph" style:list-style-name="WWNum101"/>
    <style:style style:name="P42" style:family="paragraph" style:parent-style-name="List_20_Paragraph" style:list-style-name="WWNum103"/>
    <style:style style:name="P43" style:family="paragraph" style:parent-style-name="List_20_Paragraph" style:list-style-name="WWNum107"/>
    <style:style style:name="P44" style:family="paragraph" style:parent-style-name="List_20_Paragraph" style:list-style-name="WWNum109"/>
    <style:style style:name="P45" style:family="paragraph" style:parent-style-name="List_20_Paragraph" style:list-style-name="WWNum111"/>
    <style:style style:name="P46" style:family="paragraph" style:parent-style-name="List_20_Paragraph" style:list-style-name="WWNum113"/>
    <style:style style:name="P47" style:family="paragraph" style:parent-style-name="List_20_Paragraph" style:list-style-name="WWNum115"/>
    <style:style style:name="P48" style:family="paragraph" style:parent-style-name="List_20_Paragraph" style:list-style-name="WWNum117"/>
    <style:style style:name="P49" style:family="paragraph" style:parent-style-name="List_20_Paragraph" style:list-style-name="WWNum119"/>
    <style:style style:name="P50" style:family="paragraph" style:parent-style-name="List_20_Paragraph" style:list-style-name="WWNum121"/>
    <style:style style:name="P51" style:family="paragraph" style:parent-style-name="List_20_Paragraph" style:list-style-name="WWNum123"/>
    <style:style style:name="P52" style:family="paragraph" style:parent-style-name="List_20_Paragraph" style:list-style-name="WWNum125"/>
    <style:style style:name="P53" style:family="paragraph" style:parent-style-name="List_20_Paragraph" style:list-style-name="WWNum127"/>
    <style:style style:name="P54" style:family="paragraph" style:parent-style-name="List_20_Paragraph" style:list-style-name="WWNum129"/>
    <style:style style:name="P55" style:family="paragraph" style:parent-style-name="List_20_Paragraph" style:list-style-name="WWNum131"/>
    <style:style style:name="P56" style:family="paragraph" style:parent-style-name="List_20_Paragraph" style:list-style-name="WWNum133"/>
    <style:style style:name="P57" style:family="paragraph" style:parent-style-name="List_20_Paragraph" style:list-style-name="WWNum135"/>
    <style:style style:name="P58" style:family="paragraph" style:parent-style-name="List_20_Paragraph" style:list-style-name="WWNum137"/>
    <style:style style:name="P59" style:family="paragraph" style:parent-style-name="List_20_Paragraph" style:list-style-name="WWNum139"/>
    <style:style style:name="P60" style:family="paragraph" style:parent-style-name="List_20_Paragraph" style:list-style-name="WWNum141"/>
    <style:style style:name="P61" style:family="paragraph" style:parent-style-name="List_20_Paragraph" style:list-style-name="WWNum143"/>
    <style:style style:name="P62" style:family="paragraph" style:parent-style-name="List_20_Paragraph" style:list-style-name="WWNum145"/>
    <style:style style:name="P63" style:family="paragraph" style:parent-style-name="List_20_Paragraph" style:list-style-name="WWNum147"/>
    <style:style style:name="P64" style:family="paragraph" style:parent-style-name="List_20_Paragraph" style:list-style-name="WWNum149"/>
    <style:style style:name="P65" style:family="paragraph" style:parent-style-name="List_20_Paragraph" style:list-style-name="WWNum151"/>
    <style:style style:name="P66" style:family="paragraph" style:parent-style-name="List_20_Paragraph" style:list-style-name="WWNum153"/>
    <style:style style:name="P67" style:family="paragraph" style:parent-style-name="List_20_Paragraph" style:list-style-name="WWNum155"/>
    <style:style style:name="P68" style:family="paragraph" style:parent-style-name="List_20_Paragraph" style:list-style-name="WWNum157"/>
    <style:style style:name="P69" style:family="paragraph" style:parent-style-name="List_20_Paragraph" style:list-style-name="WWNum159"/>
    <style:style style:name="P70" style:family="paragraph" style:parent-style-name="List_20_Paragraph" style:list-style-name="WWNum161"/>
    <style:style style:name="P71" style:family="paragraph" style:parent-style-name="List_20_Paragraph" style:list-style-name="WWNum163"/>
    <style:style style:name="P72" style:family="paragraph" style:parent-style-name="List_20_Paragraph" style:list-style-name="WWNum165"/>
    <style:style style:name="P73" style:family="paragraph" style:parent-style-name="List_20_Paragraph" style:list-style-name="WWNum167"/>
    <style:style style:name="P74" style:family="paragraph" style:parent-style-name="List_20_Paragraph" style:list-style-name="WWNum169"/>
    <style:style style:name="P75" style:family="paragraph" style:parent-style-name="List_20_Paragraph" style:list-style-name="WWNum171"/>
    <style:style style:name="P76" style:family="paragraph" style:parent-style-name="List_20_Paragraph" style:list-style-name="WWNum173"/>
    <style:style style:name="P77" style:family="paragraph" style:parent-style-name="List_20_Paragraph" style:list-style-name="WWNum175"/>
    <style:style style:name="P78" style:family="paragraph" style:parent-style-name="List_20_Paragraph" style:list-style-name="WWNum177"/>
    <style:style style:name="P79" style:family="paragraph" style:parent-style-name="List_20_Paragraph" style:list-style-name="WWNum179"/>
    <style:style style:name="P80" style:family="paragraph" style:parent-style-name="List_20_Paragraph" style:list-style-name="WWNum181"/>
    <style:style style:name="P81" style:family="paragraph" style:parent-style-name="List_20_Paragraph" style:list-style-name="WWNum183"/>
    <style:style style:name="P82" style:family="paragraph" style:parent-style-name="List_20_Paragraph" style:list-style-name="WWNum185"/>
    <style:style style:name="P83" style:family="paragraph" style:parent-style-name="List_20_Paragraph" style:list-style-name="WWNum187"/>
    <style:style style:name="P84" style:family="paragraph" style:parent-style-name="List_20_Paragraph" style:list-style-name="WWNum189"/>
    <style:style style:name="P85" style:family="paragraph" style:parent-style-name="List_20_Paragraph" style:list-style-name="WWNum191"/>
    <style:style style:name="P86" style:family="paragraph" style:parent-style-name="List_20_Paragraph" style:list-style-name="WWNum193"/>
    <style:style style:name="P87" style:family="paragraph" style:parent-style-name="List_20_Paragraph" style:list-style-name="WWNum195"/>
    <style:style style:name="P88" style:family="paragraph" style:parent-style-name="List_20_Paragraph" style:list-style-name="WWNum197"/>
    <style:style style:name="P89" style:family="paragraph" style:parent-style-name="List_20_Paragraph" style:list-style-name="WWNum199"/>
    <style:style style:name="P90" style:family="paragraph" style:parent-style-name="List_20_Paragraph" style:list-style-name="WWNum201"/>
    <style:style style:name="P91" style:family="paragraph" style:parent-style-name="List_20_Paragraph" style:list-style-name="WWNum203"/>
    <style:style style:name="P92" style:family="paragraph" style:parent-style-name="List_20_Paragraph" style:list-style-name="WWNum205"/>
    <style:style style:name="P93" style:family="paragraph" style:parent-style-name="List_20_Paragraph" style:list-style-name="WWNum207"/>
    <style:style style:name="P94" style:family="paragraph" style:parent-style-name="List_20_Paragraph" style:list-style-name="WWNum209"/>
    <style:style style:name="P95" style:family="paragraph" style:parent-style-name="List_20_Paragraph" style:list-style-name="WWNum211"/>
    <style:style style:name="P96" style:family="paragraph" style:parent-style-name="List_20_Paragraph" style:list-style-name="WWNum213"/>
    <style:style style:name="P97" style:family="paragraph" style:parent-style-name="List_20_Paragraph" style:list-style-name="WWNum215"/>
    <style:style style:name="P98" style:family="paragraph" style:parent-style-name="List_20_Paragraph" style:list-style-name="WWNum217"/>
    <style:style style:name="P99" style:family="paragraph" style:parent-style-name="List_20_Paragraph" style:list-style-name="WWNum219"/>
    <style:style style:name="P100" style:family="paragraph" style:parent-style-name="List_20_Paragraph" style:list-style-name="WWNum221"/>
    <style:style style:name="P101" style:family="paragraph" style:parent-style-name="List_20_Paragraph" style:list-style-name="WWNum223"/>
    <style:style style:name="P102" style:family="paragraph" style:parent-style-name="List_20_Paragraph" style:list-style-name="WWNum235"/>
    <style:style style:name="P103" style:family="paragraph" style:parent-style-name="List_20_Paragraph" style:list-style-name="WWNum237"/>
    <style:style style:name="P104" style:family="paragraph" style:parent-style-name="List_20_Paragraph" style:list-style-name="WWNum239"/>
    <style:style style:name="P105" style:family="paragraph" style:parent-style-name="List_20_Paragraph" style:list-style-name="WWNum241"/>
    <style:style style:name="P106" style:family="paragraph" style:parent-style-name="List_20_Paragraph" style:list-style-name="WWNum243"/>
    <style:style style:name="P107" style:family="paragraph" style:parent-style-name="List_20_Paragraph" style:list-style-name="WWNum245"/>
    <style:style style:name="P108" style:family="paragraph" style:parent-style-name="List_20_Paragraph" style:list-style-name="WWNum247"/>
    <style:style style:name="P109" style:family="paragraph" style:parent-style-name="List_20_Paragraph" style:list-style-name="WWNum249"/>
    <style:style style:name="P110" style:family="paragraph" style:parent-style-name="List_20_Paragraph" style:list-style-name="WWNum251"/>
    <style:style style:name="P111" style:family="paragraph" style:parent-style-name="List_20_Paragraph" style:list-style-name="WWNum253"/>
    <style:style style:name="P112" style:family="paragraph" style:parent-style-name="List_20_Paragraph" style:list-style-name="WWNum255"/>
    <style:style style:name="P113" style:family="paragraph" style:parent-style-name="List_20_Paragraph" style:list-style-name="WWNum257"/>
    <style:style style:name="P114" style:family="paragraph" style:parent-style-name="List_20_Paragraph" style:list-style-name="WWNum259"/>
    <style:style style:name="P115" style:family="paragraph" style:parent-style-name="List_20_Paragraph" style:list-style-name="WWNum261"/>
    <style:style style:name="P116" style:family="paragraph" style:parent-style-name="List_20_Paragraph" style:list-style-name="WWNum263"/>
    <style:style style:name="P117" style:family="paragraph" style:parent-style-name="List_20_Paragraph" style:list-style-name="WWNum265"/>
    <style:style style:name="P118" style:family="paragraph" style:parent-style-name="List_20_Paragraph" style:list-style-name="WWNum267"/>
    <style:style style:name="P119" style:family="paragraph" style:parent-style-name="List_20_Paragraph" style:list-style-name="WWNum269"/>
    <style:style style:name="P120" style:family="paragraph" style:parent-style-name="List_20_Paragraph" style:list-style-name="WWNum271"/>
    <style:style style:name="P121" style:family="paragraph" style:parent-style-name="List_20_Paragraph" style:list-style-name="WWNum273"/>
    <style:style style:name="P122" style:family="paragraph" style:parent-style-name="List_20_Paragraph" style:list-style-name="WWNum275"/>
    <style:style style:name="P123" style:family="paragraph" style:parent-style-name="List_20_Paragraph" style:list-style-name="WWNum277"/>
    <style:style style:name="P124" style:family="paragraph" style:parent-style-name="List_20_Paragraph" style:list-style-name="WWNum279"/>
    <style:style style:name="P125" style:family="paragraph" style:parent-style-name="List_20_Paragraph" style:list-style-name="WWNum281"/>
    <style:style style:name="P126" style:family="paragraph" style:parent-style-name="List_20_Paragraph" style:list-style-name="WWNum283"/>
    <style:style style:name="P127" style:family="paragraph" style:parent-style-name="List_20_Paragraph" style:list-style-name="WWNum285"/>
    <style:style style:name="P128" style:family="paragraph" style:parent-style-name="List_20_Paragraph" style:list-style-name="WWNum287"/>
    <style:style style:name="P129" style:family="paragraph" style:parent-style-name="List_20_Paragraph" style:list-style-name="WWNum289"/>
    <style:style style:name="P130" style:family="paragraph" style:parent-style-name="List_20_Paragraph" style:list-style-name="WWNum291"/>
    <style:style style:name="P131" style:family="paragraph" style:parent-style-name="List_20_Paragraph" style:list-style-name="WWNum293"/>
    <style:style style:name="P132" style:family="paragraph" style:parent-style-name="List_20_Paragraph" style:list-style-name="WWNum295"/>
    <style:style style:name="P133" style:family="paragraph" style:parent-style-name="List_20_Paragraph" style:list-style-name="WWNum297"/>
    <style:style style:name="P134" style:family="paragraph" style:parent-style-name="List_20_Paragraph" style:list-style-name="WWNum299"/>
    <style:style style:name="P135" style:family="paragraph" style:parent-style-name="List_20_Paragraph" style:list-style-name="WWNum301"/>
    <style:style style:name="P136" style:family="paragraph" style:parent-style-name="List_20_Paragraph" style:list-style-name="WWNum303"/>
    <style:style style:name="P137" style:family="paragraph" style:parent-style-name="List_20_Paragraph" style:list-style-name="WWNum305"/>
    <style:style style:name="P138" style:family="paragraph" style:parent-style-name="List_20_Paragraph" style:list-style-name="L1"/>
    <style:style style:name="P139" style:family="paragraph" style:parent-style-name="List_20_Paragraph" style:list-style-name="L2"/>
    <style:style style:name="P140" style:family="paragraph" style:parent-style-name="List_20_Paragraph" style:list-style-name="WWNum199">
      <style:paragraph-properties fo:margin-left="0cm" fo:margin-right="0cm" fo:text-indent="0cm" style:auto-text-indent="false"/>
    </style:style>
    <style:style style:name="P141" style:family="paragraph" style:parent-style-name="Heading_20_1">
      <style:paragraph-properties fo:break-before="page"/>
    </style:style>
    <style:style style:name="P142" style:family="paragraph" style:parent-style-name="Heading_20_1" style:master-page-name="Standard">
      <style:paragraph-properties style:page-number="auto"/>
    </style:style>
    <style:style style:name="P143" style:family="paragraph" style:parent-style-name="Standard" style:list-style-name="L2"/>
    <style:style style:name="P144" style:family="paragraph" style:parent-style-name="Standard">
      <style:paragraph-properties fo:margin-top="0.318cm" fo:margin-bottom="0cm"/>
    </style:style>
    <style:style style:name="P145" style:family="paragraph" style:parent-style-name="Standard" style:list-style-name="L2">
      <style:paragraph-properties fo:margin-top="0.318cm" fo:margin-bottom="0cm"/>
    </style:style>
    <style:style style:name="T1" style:family="text">
      <style:text-properties fo:color="#00000a" fo:font-size="12pt" fo:font-weight="normal" style:font-size-asian="12pt" style:font-weight-asian="normal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06184592614977774" text:style-name="Outline">
        <text:list-item>
          <text:h text:style-name="P142" text:outline-level="1"/>
        </text:list-item>
        <text:list-item>
          <text:h text:style-name="P141" text:outline-level="1">Sound 1 <text:span text:style-name="T1">Norbert Schnell </text:span></text:h>
        </text:list-item>
      </text:list>
      <text:p text:style-name="P144">Content</text:p>
      <text:p text:style-name="Standard"><text:s/> • Basics of sound, listening and sonic interaction</text:p>
      <text:p text:style-name="Standard"><text:s/> • Basics of acoustics and psychoaoustics</text:p>
      <text:p text:style-name="Standard"><text:s/> • Basics of digital audio (in sound and music processing)</text:p>
      <text:p text:style-name="Standard"><text:s/> • Interactive audio tools</text:p>
      <text:p text:style-name="Standard"><text:s/> • Spatial/immersive audio techniques</text:p>
      <text:p text:style-name="Standard"><text:s/> • Techniques of interactive audio design</text:p>
      <text:p text:style-name="Standard"/>
      <text:p text:style-name="Standard">Lecturer</text:p>
      <text:p text:style-name="Standard"><text:s/> • Norbert Schnell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list xml:id="list38477511" text:continue-numbering="true" text:style-name="Outline">
        <text:list-item>
          <text:h text:style-name="P141" text:outline-level="1">Sound 2 <text:span text:style-name="T1">Norbert Schnell </text:span></text:h>
        </text:list-item>
      </text:list>
      <text:p text:style-name="P144">Content</text:p>
      <text:p text:style-name="Standard"><text:s/> • Basics of sound design</text:p>
      <text:p text:style-name="Standard"><text:s/> • Foley and sound effects</text:p>
      <text:p text:style-name="Standard"><text:s/> • Sound libraries</text:p>
      <text:p text:style-name="Standard"><text:s/> • Music genres</text:p>
      <text:p text:style-name="Standard"><text:s/> • Music and emotion</text:p>
      <text:p text:style-name="Standard"><text:s/> • Music in context</text:p>
      <text:p text:style-name="Standard"><text:s/> • Music analysis</text:p>
      <text:p text:style-name="Standard"><text:s/> • Basics of composition (rhythm, melody, harmony)</text:p>
      <text:p text:style-name="Standard"><text:s/> • Basics of instrumentation and orchestration</text:p>
      <text:p text:style-name="Standard"/>
      <text:p text:style-name="Standard">Lecturer</text:p>
      <text:p text:style-name="Standard"><text:s/> • NN HfM Trossingen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 / eduScrum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list xml:id="list38457105" text:continue-numbering="true" text:style-name="Outline">
        <text:list-item>
          <text:h text:style-name="P141" text:outline-level="1">STEM 2 <text:span text:style-name="T1">Thomas Schneider</text:span></text:h>
        </text:list-item>
      </text:list>
      <text:p text:style-name="P144"/>
      <text:p text:style-name="Standard"/>
      <text:p text:style-name="Standard"><text:span text:style-name="T2">Module STEM 2</text:span></text:p>
      <text:p text:style-name="Standard"/>
      <text:p text:style-name="Standard"/>
      <text:p text:style-name="Standard"><text:span text:style-name="T2">Contents:</text:span></text:p>
      <text:p text:style-name="Standard"/>
      <text:list xml:id="list4436391683211177782" text:style-name="WWNum1">
        <text:list-item>
          <text:p text:style-name="P1">Foundations</text:p>
        </text:list-item>
      </text:list>
      <text:p text:style-name="Standard"/>
      <text:list xml:id="list8886788970200389018" text:style-name="WWNum3">
        <text:list-item>
          <text:p text:style-name="P2">Basic Calculus</text:p>
        </text:list-item>
        <text:list-item>
          <text:p text:style-name="P2">Parametrized Curves in 2D and 3D</text:p>
        </text:list-item>
        <text:list-item>
          <text:p text:style-name="P2">Elements of Kinematics</text:p>
        </text:list-item>
      </text:list>
      <text:p text:style-name="Standard"/>
      <text:list xml:id="list4602571475268700389" text:style-name="WWNum5">
        <text:list-item>
          <text:p text:style-name="P3">Dynamical Systems</text:p>
        </text:list-item>
      </text:list>
      <text:p text:style-name="Standard"/>
      <text:list xml:id="list6677851077308660363" text:style-name="WWNum7">
        <text:list-item>
          <text:p text:style-name="P4">Deterministic Models, Differential Equations</text:p>
        </text:list-item>
        <text:list-item>
          <text:p text:style-name="P4">Setting up and Evalutating Models for Example Systems</text:p>
        </text:list-item>
        <text:list-item>
          <text:p text:style-name="P4">Project Work: Visualization of the Behavior of Simple Systems by Means of Web Applications</text:p>
        </text:list-item>
      </text:list>
      <text:p text:style-name="Standard"/>
      <text:list xml:id="list1188539562248311813" text:style-name="WWNum9">
        <text:list-item>
          <text:p text:style-name="P5">Foundations of  Camera Optics</text:p>
        </text:list-item>
      </text:list>
      <text:p text:style-name="Standard"/>
      <text:list xml:id="list736291356901961489" text:style-name="WWNum11">
        <text:list-item>
          <text:p text:style-name="P6">Paraxial Ray Tracing</text:p>
        </text:list-item>
        <text:list-item>
          <text:p text:style-name="P6">Camera Lenses and their cardinal points</text:p>
        </text:list-item>
        <text:list-item>
          <text:p text:style-name="P6">Focus, Magnification, Depth of Focus</text:p>
        </text:list-item>
        <text:list-item>
          <text:p text:style-name="P6">Comparison: Optical Properties of the Human Eye vs. Camera Optics</text:p>
        </text:list-item>
      </text:list>
      <text:p text:style-name="Standard"/>
      <text:list xml:id="list2545614829433035395" text:style-name="WWNum13">
        <text:list-item>
          <text:p text:style-name="P7">Physics Engines</text:p>
        </text:list-item>
      </text:list>
      <text:p text:style-name="Standard"/>
      <text:p text:style-name="Standard"><text:span text:style-name="T2">Lecturers</text:span></text:p>
      <text:p text:style-name="Standard"/>
      <text:list xml:id="list5369764009892130291" text:style-name="WWNum15">
        <text:list-item>
          <text:p text:style-name="P8">Thomas Schneider</text:p>
        </text:list-item>
        <text:list-item>
          <text:p text:style-name="P8">Adjunct Lecturer(s)</text:p>
        </text:list-item>
      </text:list>
      <text:p text:style-name="Standard"/>
      <text:p text:style-name="Standard"><text:span text:style-name="T2">Credit Point Assignments:</text:span></text:p>
      <text:p text:style-name="Standard"/>
      <text:p text:style-name="Standard">5 credit points (ECTS) / 6 credit point (ECK)</text:p>
      <text:p text:style-name="Standard"/>
      <text:p text:style-name="Standard"><text:span text:style-name="T2">Language</text:span></text:p>
      <text:p text:style-name="Standard"/>
      <text:list xml:id="list3729382056742938501" text:style-name="WWNum17">
        <text:list-item>
          <text:p text:style-name="P9">English</text:p>
        </text:list-item>
        <text:list-item>
          <text:p text:style-name="P9">German upon consensual request of all participants</text:p>
        </text:list-item>
      </text:list>
      <text:p text:style-name="Standard"/>
      <text:p text:style-name="Standard"><text:span text:style-name="T2">Teaching Format:</text:span></text:p>
      <text:p text:style-name="Standard">Seminar</text:p>
      <text:p text:style-name="Standard">Three-Week Block</text:p>
      <text:p text:style-name="Standard"/>
      <text:p text:style-name="Standard"><text:span text:style-name="T2">Assessment:</text:span></text:p>
      <text:p text:style-name="Standard"/>
      <text:list xml:id="list3794831670660669562" text:style-name="WWNum19">
        <text:list-item>
          <text:p text:style-name="P10">1 sbA (Practical Work)</text:p>
        </text:list-item>
        <text:list-item>
          <text:p text:style-name="P10">1 sbK (Final Examination)</text:p>
        </text:list-item>
      </text:list>
      <text:p text:style-name="Standard"/>
      <text:p text:style-name="Standard"/>
      <text:p text:style-name="Standard"/>
      <text:list xml:id="list38474506" text:continue-list="list38457105" text:style-name="Outline">
        <text:list-item>
          <text:h text:style-name="P141" text:outline-level="1">STEM 1 <text:span text:style-name="T1">Thomas Schneider</text:span></text:h>
        </text:list-item>
      </text:list>
      <text:p text:style-name="P144"><text:span text:style-name="T2">Module STEM 1</text:span></text:p>
      <text:p text:style-name="Standard"/>
      <text:p text:style-name="Standard"/>
      <text:p text:style-name="Standard"><text:span text:style-name="T2">Contents:</text:span></text:p>
      <text:p text:style-name="Standard"/>
      <text:p text:style-name="Standard"/>
      <text:p text:style-name="Standard">Geometry / Linear Algebra / Graphical projections:</text:p>
      <text:p text:style-name="Standard"/>
      <text:list xml:id="list3503395037930575578" text:style-name="WWNum23">
        <text:list-item>
          <text:p text:style-name="P11">Geometry of 2D and 3D: <text:s/></text:p>
        </text:list-item>
      </text:list>
      <text:list xml:id="list9047589280567691490" text:style-name="WWNum25">
        <text:list-item>
          <text:p text:style-name="P12">Coordinates of Points and Vectors</text:p>
        </text:list-item>
        <text:list-item>
          <text:p text:style-name="P12">Change of Coordinate Frames</text:p>
        </text:list-item>
        <text:list-item>
          <text:p text:style-name="P12">Systems of Linear Equations</text:p>
        </text:list-item>
        <text:list-item>
          <text:p text:style-name="P12">Metric Spaces: Distances, Lengths, Angles</text:p>
        </text:list-item>
        <text:list-item>
          <text:p text:style-name="P12">Matrices and Linear Transformations</text:p>
        </text:list-item>
        <text:list-item>
          <text:p text:style-name="P12">Homogeneous Coordinates</text:p>
        </text:list-item>
        <text:list-item>
          <text:p text:style-name="P12">Matrices and Affine Transformations</text:p>
        </text:list-item>
      </text:list>
      <text:p text:style-name="Standard"/>
      <text:list xml:id="list7079185757407827703" text:style-name="WWNum27">
        <text:list-item>
          <text:p text:style-name="P13">Graphical Representations of 3D Objects <text:s/></text:p>
        </text:list-item>
      </text:list>
      <text:p text:style-name="Standard"/>
      <text:list xml:id="list3688357295610583126" text:style-name="WWNum29">
        <text:list-item>
          <text:p text:style-name="P14">Parallel / Axonometric Projections</text:p>
        </text:list-item>
        <text:list-item>
          <text:p text:style-name="P14">Linear Perspective: Image Construction using Desargues' Theorem</text:p>
        </text:list-item>
        <text:list-item>
          <text:p text:style-name="P14">Points at Infinity and Vanishing Points</text:p>
        </text:list-item>
        <text:list-item>
          <text:p text:style-name="P14">Projection Matrices: Unified Approach</text:p>
        </text:list-item>
      </text:list>
      <text:p text:style-name="Standard"/>
      <text:p text:style-name="Standard"/>
      <text:p text:style-name="Standard"><text:span text:style-name="T2">Lecturers</text:span></text:p>
      <text:list xml:id="list1234741222802329731" text:style-name="WWNum31">
        <text:list-item>
          <text:p text:style-name="P15">Thomas Schneider, Ruxandra Lasowskis, Uwe Hahne</text:p>
        </text:list-item>
        <text:list-item>
          <text:p text:style-name="P15">Adjunct Lecturer(s)</text:p>
        </text:list-item>
      </text:list>
      <text:p text:style-name="Standard"/>
      <text:p text:style-name="Standard"><text:span text:style-name="T2">Credit Point Assignments:</text:span></text:p>
      <text:p text:style-name="Standard">6 ECTS/ECK</text:p>
      <text:p text:style-name="Standard"/>
      <text:p text:style-name="Standard"><text:span text:style-name="T2">Language</text:span></text:p>
      <text:list xml:id="list5939478617582065939" text:style-name="WWNum33">
        <text:list-item>
          <text:p text:style-name="P16">English</text:p>
        </text:list-item>
        <text:list-item>
          <text:p text:style-name="P16">German upon consensual request of all participants</text:p>
        </text:list-item>
      </text:list>
      <text:p text:style-name="Standard"/>
      <text:p text:style-name="Standard"><text:span text:style-name="T2">Teaching Format:</text:span></text:p>
      <text:list xml:id="list7752170597268258019" text:style-name="WWNum35">
        <text:list-item>
          <text:p text:style-name="P17">Seminar (15 weeks plus exam period)</text:p>
        </text:list-item>
      </text:list>
      <text:p text:style-name="Standard"/>
      <text:p text:style-name="Standard"><text:span text:style-name="T2">Assessment:</text:span></text:p>
      <text:list xml:id="list4337659640455121999" text:style-name="WWNum37">
        <text:list-item>
          <text:p text:style-name="P18">1 sbA (Practical Work)</text:p>
        </text:list-item>
        <text:list-item>
          <text:p text:style-name="P18">1K (Final Examination)</text:p>
          <text:p text:style-name="P18"/>
        </text:list-item>
      </text:list>
      <text:list xml:id="list38457933" text:continue-list="list38474506" text:style-name="Outline">
        <text:list-item>
          <text:h text:style-name="P141" text:outline-level="1">Theory 2 <text:span text:style-name="T1">Jirka Dell'Oro-Friedl</text:span></text:h>
        </text:list-item>
      </text:list>
      <text:p text:style-name="P144">Contents</text:p>
      <text:p text:style-name="P144">Seminar 1: Game Design</text:p>
      <text:list xml:id="list942199867765851887" text:style-name="WWNum43">
        <text:list-item>
          <text:p text:style-name="P19">Game Studies</text:p>
        </text:list-item>
        <text:list-item>
          <text:p text:style-name="P19">Design Graphs</text:p>
        </text:list-item>
        <text:list-item>
          <text:p text:style-name="P19">Design Methodologies</text:p>
        </text:list-item>
      </text:list>
      <text:p text:style-name="List_20_Paragraph"/>
      <text:p text:style-name="Standard">Seminar 2: Probability and Strategy</text:p>
      <text:list xml:id="list3540294084401917022" text:style-name="WWNum47">
        <text:list-item>
          <text:p text:style-name="P20">Elementary Combinatorics</text:p>
        </text:list-item>
        <text:list-item>
          <text:p text:style-name="P20">Finite Probability Spaces: Examples</text:p>
        </text:list-item>
        <text:list-item>
          <text:p text:style-name="P20">Bernoulli Processes and Binomial Distributions</text:p>
        </text:list-item>
        <text:list-item>
          <text:p text:style-name="P20">Expected Value and Variance</text:p>
        </text:list-item>
        <text:list-item>
          <text:p text:style-name="P20">Conditional Probabilities, Bayes' Theorem</text:p>
        </text:list-item>
        <text:list-item>
          <text:p text:style-name="P20">Game Theory</text:p>
        </text:list-item>
        <text:list-item>
          <text:p text:style-name="P20">Strategy</text:p>
        </text:list-item>
      </text:list>
      <text:p text:style-name="Standard"/>
      <text:p text:style-name="Standard">Lecturers</text:p>
      <text:list xml:id="list3435358800542157901" text:style-name="WWNum49">
        <text:list-item>
          <text:p text:style-name="P21">Seminar 1: 2SWS Jirka Dell'Oro-Friedl</text:p>
        </text:list-item>
        <text:list-item>
          <text:p text:style-name="P21">Seminar 2: 2SWS Thomas Schneider</text:p>
        </text:list-item>
      </text:list>
      <text:p text:style-name="Standard"/>
      <text:p text:style-name="Standard">Points  </text:p>
      <text:list xml:id="list727939198930356205" text:style-name="WWNum51">
        <text:list-item>
          <text:p text:style-name="P22">5 ECTS</text:p>
        </text:list-item>
        <text:list-item>
          <text:p text:style-name="P22">6 ECK</text:p>
        </text:list-item>
      </text:list>
      <text:p text:style-name="Standard"/>
      <text:p text:style-name="Standard">Language</text:p>
      <text:list xml:id="list4969185031946363373" text:style-name="WWNum53">
        <text:list-item>
          <text:p text:style-name="P23">English</text:p>
        </text:list-item>
      </text:list>
      <text:p text:style-name="Standard"/>
      <text:p text:style-name="Standard">Teaching</text:p>
      <text:list xml:id="list5049134081350560433" text:style-name="WWNum55">
        <text:list-item>
          <text:p text:style-name="P24">Seminar / eduScrum</text:p>
        </text:list-item>
        <text:list-item>
          <text:p text:style-name="P24">preferably 3 week block</text:p>
        </text:list-item>
      </text:list>
      <text:p text:style-name="Standard"/>
      <text:p text:style-name="Standard">Assessment</text:p>
      <text:p text:style-name="Standard"/>
      <text:list xml:id="list3135350420426618017" text:style-name="WWNum57">
        <text:list-item>
          <text:p text:style-name="P25">Seminar 1: 1sbK (e-Test)</text:p>
        </text:list-item>
        <text:list-item>
          <text:p text:style-name="P25">Seminar 2: 1sbKO</text:p>
        </text:list-item>
      </text:list>
      <text:p text:style-name="Standard"/>
      <text:p text:style-name="Standard"><text:s/> </text:p>
      <text:p text:style-name="Standard"/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Standard">Prerequisites</text:p>
          </table:table-cell>
          <table:table-cell table:style-name="Tabelle1.A1" office:value-type="string">
            <text:p text:style-name="Standard">Obtained in</text:p>
          </table:table-cell>
        </table:table-row>
        <table:table-row table:style-name="Tabelle1.1">
          <table:table-cell table:style-name="Tabelle1.A1" office:value-type="string">
            <text:p text:style-name="Standard">Theory 1</text:p>
          </table:table-cell>
          <table:table-cell table:style-name="Tabelle1.A1" office:value-type="string">
            <text:p text:style-name="Standard">Theory 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Visualization, Storyboarding</text:p>
          </table:table-cell>
          <table:table-cell table:style-name="Tabelle1.A1" office:value-type="string">
            <text:p text:style-name="Standard">Visual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graphs</text:p>
          </table:table-cell>
          <table:table-cell table:style-name="Tabelle1.A1" office:value-type="string">
            <text:p text:style-name="Standard">Code1, Code2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Thinking</text:p>
          </table:table-cell>
          <table:table-cell table:style-name="Tabelle1.A1" office:value-type="string">
            <text:p text:style-name="Standard">Management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Perspective</text:p>
          </table:table-cell>
          <table:table-cell table:style-name="Tabelle1.A1" office:value-type="string">
            <text:p text:style-name="Standard">Visual1, STEM1</text:p>
            <text:p text:style-name="Standard"/>
          </table:table-cell>
        </table:table-row>
      </table:table>
      <text:p text:style-name="Standard"/>
      <text:list xml:id="list38475251" text:continue-list="list38457933" text:style-name="Outline">
        <text:list-item>
          <text:h text:style-name="P141" text:outline-level="1">Project1: Entry Project <text:span text:style-name="T1">Nikolaus Hottong</text:span></text:h>
        </text:list-item>
      </text:list>
      <text:p text:style-name="P144"/>
      <text:p text:style-name="Standard"/>
      <text:p text:style-name="Standard">Contents</text:p>
      <text:p text:style-name="Standard"/>
      <text:list xml:id="list3285689615146686293" text:style-name="WWNum59">
        <text:list-item>
          <text:p text:style-name="P26">No-Code/Low-Code Game Project</text:p>
        </text:list-item>
        <text:list-item>
          <text:p text:style-name="P26">Agile Mindset</text:p>
        </text:list-item>
        <text:list-item>
          <text:p text:style-name="P26">Methods (Scrum, Design Thinking, Team Building)</text:p>
        </text:list-item>
        <text:list-item>
          <text:p text:style-name="P26">Playful approach to <text:s/>media development</text:p>
        </text:list-item>
        <text:list-item>
          <text:p text:style-name="P26">Project-based learning</text:p>
        </text:list-item>
        <text:list-item>
          <text:p text:style-name="P26">Presentation and event planning</text:p>
        </text:list-item>
      </text:list>
      <text:p text:style-name="Standard"/>
      <text:p text:style-name="Standard">Lecturers</text:p>
      <text:p text:style-name="Standard"/>
      <text:list xml:id="list599495546378533883" text:style-name="WWNum61">
        <text:list-item>
          <text:p text:style-name="P27">Nikolaus Hottong (2 SWS)</text:p>
        </text:list-item>
        <text:list-item>
          <text:p text:style-name="P27">Uwe Hahne (2 SWS)</text:p>
        </text:list-item>
      </text:list>
      <text:p text:style-name="Standard"/>
      <text:p text:style-name="Standard">Points  </text:p>
      <text:p text:style-name="Standard"/>
      <text:list xml:id="list2218642406243820103" text:style-name="WWNum63">
        <text:list-item>
          <text:p text:style-name="P28">6 ECTS/ECK</text:p>
        </text:list-item>
      </text:list>
      <text:p text:style-name="Standard"/>
      <text:p text:style-name="Standard">Language</text:p>
      <text:list xml:id="list4525575356625415949" text:style-name="WWNum65">
        <text:list-item>
          <text:p text:style-name="P29">englisch</text:p>
        </text:list-item>
      </text:list>
      <text:p text:style-name="Standard"/>
      <text:p text:style-name="Standard">Teaching</text:p>
      <text:list xml:id="list8031597073978432719" text:style-name="WWNum79">
        <text:list-item>
          <text:p text:style-name="P31">Seminar / eduScrum</text:p>
        </text:list-item>
        <text:list-item>
          <text:p text:style-name="P31">3 week block, <text:s/>preferably first block of course (-&gt; Teambuilding)</text:p>
        </text:list-item>
      </text:list>
      <text:p text:style-name="Standard"/>
      <text:p text:style-name="Standard">Assessment</text:p>
      <text:p text:style-name="Standard"/>
      <text:list xml:id="list6388276123145956695" text:style-name="WWNum69">
        <text:list-item>
          <text:p text:style-name="P30">1 sbA</text:p>
        </text:list-item>
      </text:list>
      <text:p text:style-name="Standard"><text:span text:style-name="T3"/></text:p>
      <text:list xml:id="list38477297" text:continue-list="list38475251" text:style-name="Outline">
        <text:list-item>
          <text:h text:style-name="P141" text:outline-level="1">Visual 1 <text:span text:style-name="T1">Christian Fries</text:span></text:h>
        </text:list-item>
      </text:list>
      <text:p text:style-name="P144">Contents</text:p>
      <text:p text:style-name="Standard"/>
      <text:p text:style-name="Standard"><text:s/>    •    Draft and sketching</text:p>
      <text:p text:style-name="Standard"><text:s/>    •    Figurative thinking</text:p>
      <text:p text:style-name="Standard"><text:s/>    •    Storyboard</text:p>
      <text:p text:style-name="Standard"><text:s/>    •    Color theory and practical application</text:p>
      <text:p text:style-name="Standard"><text:s/>    •    Visual Character-Developement</text:p>
      <text:p text:style-name="Standard"><text:s/>    •    UI-Design-Basics</text:p>
      <text:p text:style-name="Standard"/>
      <text:p text:style-name="Standard">Lecturers</text:p>
      <text:p text:style-name="Standard"/>
      <text:p text:style-name="Standard"><text:s/>    •    2 SWS Christian Fries  </text:p>
      <text:p text:style-name="Standard"><text:s/>    •    4 SWS nn</text:p>
      <text:p text:style-name="Standard"/>
      <text:p text:style-name="Standard"/>
      <text:p text:style-name="Standard">Points</text:p>
      <text:p text:style-name="Standard"/>
      <text:p text:style-name="Standard"><text:s/>    •    6 ECTS / ECK</text:p>
      <text:p text:style-name="Standard"/>
      <text:p text:style-name="Standard">Language</text:p>
      <text:p text:style-name="Standard"><text:s/>    •    German / English</text:p>
      <text:p text:style-name="Standard"/>
      <text:p text:style-name="Standard">Teaching</text:p>
      <text:p text:style-name="Standard"/>
      <text:p text:style-name="Standard"><text:s/>    •    Seminar</text:p>
      <text:p text:style-name="Standard"><text:s/>    •    preferably 3 week block</text:p>
      <text:p text:style-name="Standard"/>
      <text:p text:style-name="Standard">Assessment</text:p>
      <text:p text:style-name="Standard"><text:s/>    •    1 sbA</text:p>
      <text:p text:style-name="Standard"/>
      <text:list xml:id="list38455204" text:continue-numbering="true" text:style-name="Outline">
        <text:list-item>
          <text:h text:style-name="P141" text:outline-level="1">Project5: Final Assignment </text:h>
        </text:list-item>
      </text:list>
      <text:p text:style-name="P144">Contents</text:p>
      <text:p text:style-name="Standard"/>
      <text:list xml:id="list5370208477414169375" text:style-name="WWNum83">
        <text:list-item>
          <text:p text:style-name="P32">Bachelor Thesis  </text:p>
        </text:list-item>
        <text:list-item>
          <text:p text:style-name="P32">Thesis Seminar  </text:p>
        </text:list-item>
      </text:list>
      <text:p text:style-name="Standard"/>
      <text:p text:style-name="Standard">Lecturers</text:p>
      <text:p text:style-name="Standard"/>
      <text:list xml:id="list9217396063024388039" text:style-name="WWNum85">
        <text:list-item>
          <text:p text:style-name="P33">2SWS all docents</text:p>
        </text:list-item>
      </text:list>
      <text:p text:style-name="Standard"/>
      <text:p text:style-name="Standard">Points</text:p>
      <text:p text:style-name="Standard"/>
      <text:list xml:id="list3927935006640446058" text:style-name="WWNum87">
        <text:list-item>
          <text:p text:style-name="P34">18 ECTS / ECK</text:p>
        </text:list-item>
      </text:list>
      <text:p text:style-name="Standard"/>
      <text:p text:style-name="Standard">Language</text:p>
      <text:p text:style-name="Standard"/>
      <text:list xml:id="list4001408547641515066" text:style-name="WWNum89">
        <text:list-item>
          <text:p text:style-name="P35">English/German</text:p>
        </text:list-item>
      </text:list>
      <text:p text:style-name="Standard"/>
      <text:p text:style-name="Standard">Teaching</text:p>
      <text:p text:style-name="Standard"/>
      <text:p text:style-name="Standard">Assessment</text:p>
      <text:p text:style-name="Standard"/>
      <text:list xml:id="list3188633096266233557" text:style-name="WWNum91">
        <text:list-item>
          <text:p text:style-name="P36">1 T: 12 ECTS/ECK</text:p>
        </text:list-item>
        <text:list-item>
          <text:p text:style-name="P36">1 PN: 6 ECTS/ECK</text:p>
        </text:list-item>
      </text:list>
      <text:list xml:id="list38475318" text:continue-list="list38455204" text:style-name="Outline">
        <text:list-item>
          <text:h text:style-name="P141" text:outline-level="1">STEM 3 <text:span text:style-name="T1">Uwe Hahne</text:span></text:h>
        </text:list-item>
      </text:list>
      <text:p text:style-name="Standard">Contents</text:p>
      <text:p text:style-name="Standard"/>
      <text:list xml:id="list6477906249000468272" text:style-name="WWNum93">
        <text:list-item>
          <text:p text:style-name="P37">Practical electronics and signal processing</text:p>
        </text:list-item>
        <text:list-item>
          <text:p text:style-name="P37">Physical Computing</text:p>
        </text:list-item>
        <text:list-item>
          <text:p text:style-name="P37">Computer Vision for Extended Reality (XR)</text:p>
        </text:list-item>
        <text:list-item>
          <text:p text:style-name="P37">IoT, Tangible Interfaces</text:p>
        </text:list-item>
      </text:list>
      <text:p text:style-name="Standard"/>
      <text:p text:style-name="Standard">Lecturers  </text:p>
      <text:p text:style-name="Standard"/>
      <text:list xml:id="list7464029015323633385" text:style-name="WWNum95">
        <text:list-item>
          <text:p text:style-name="P38">2SWS Gabriel Rausch</text:p>
        </text:list-item>
        <text:list-item>
          <text:p text:style-name="P38">2SWS Uwe Hahne</text:p>
        </text:list-item>
      </text:list>
      <text:p text:style-name="Standard"/>
      <text:p text:style-name="Standard">Points</text:p>
      <text:list xml:id="list1034342433202539049" text:style-name="WWNum97">
        <text:list-item>
          <text:p text:style-name="P39">5 ECTS</text:p>
        </text:list-item>
        <text:list-item>
          <text:p text:style-name="P39">6 ECK</text:p>
        </text:list-item>
      </text:list>
      <text:p text:style-name="Standard"/>
      <text:p text:style-name="Standard">Language</text:p>
      <text:list xml:id="list3503057373207334215" text:style-name="WWNum99">
        <text:list-item>
          <text:p text:style-name="P40">English</text:p>
        </text:list-item>
      </text:list>
      <text:p text:style-name="Standard"/>
      <text:p text:style-name="Standard">Teaching</text:p>
      <text:list xml:id="list4947487911813720028" text:style-name="WWNum101">
        <text:list-item>
          <text:p text:style-name="P41">Seminar / eduScrum</text:p>
        </text:list-item>
        <text:list-item>
          <text:p text:style-name="P41">preferably 3 week block</text:p>
        </text:list-item>
      </text:list>
      <text:p text:style-name="Standard"/>
      <text:p text:style-name="Standard">Assessment</text:p>
      <text:p text:style-name="Standard"/>
      <text:list xml:id="list1687882474054768875" text:style-name="WWNum103">
        <text:list-item>
          <text:p text:style-name="P42">1 sbA (small project with hardware)</text:p>
        </text:list-item>
      </text:list>
      <text:p text:style-name="Standard"/>
      <text:p text:style-name="Standard"><text:s/> </text:p>
      <text:p text:style-name="Standard"/>
      <table:table table:name="Tabelle4" table:style-name="Tabelle4">
        <table:table-column table:style-name="Tabelle4.A" table:number-columns-repeated="2"/>
        <table:table-row table:style-name="Tabelle4.1">
          <table:table-cell table:style-name="Tabelle4.A1" office:value-type="string">
            <text:p text:style-name="Standard">Prerequisites</text:p>
          </table:table-cell>
          <table:table-cell table:style-name="Tabelle4.A1" office:value-type="string">
            <text:p text:style-name="Standard">Obtained in</text:p>
          </table:table-cell>
        </table:table-row>
        <table:table-row table:style-name="Tabelle4.1">
          <table:table-cell table:style-name="Tabelle4.A1" office:value-type="string">
            <text:p text:style-name="Standard">Foundations of digital information and graphics processing (Bits, Bytes, Pixel, Colorcodes, Bitmaps, etc.)</text:p>
          </table:table-cell>
          <table:table-cell table:style-name="Tabelle4.A1" office:value-type="string">
            <text:p text:style-name="Standard"/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physics, basic calculus (differentiation)</text:p>
          </table:table-cell>
          <table:table-cell table:style-name="Tabelle4.A1" office:value-type="string">
            <text:p text:style-name="Standard"/>
            <text:p text:style-name="Standard">STEM2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hardware architectures (CPU, GPU)</text:p>
          </table:table-cell>
          <table:table-cell table:style-name="Tabelle4.A1" office:value-type="string">
            <text:p text:style-name="Standard"/>
            <text:p text:style-name="Standard">Code3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Linear algebra</text:p>
          </table:table-cell>
          <table:table-cell table:style-name="Tabelle4.A1" office:value-type="string">
            <text:p text:style-name="Standard"/>
            <text:p text:style-name="Standard">STEM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undamental UI-Design</text:p>
          </table:table-cell>
          <table:table-cell table:style-name="Tabelle4.A1" office:value-type="string">
            <text:p text:style-name="Standard"/>
            <text:p text:style-name="Standard">Visual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Some knowledge of Human-Computer-Interaction</text:p>
          </table:table-cell>
          <table:table-cell table:style-name="Tabelle4.A1" office:value-type="string">
            <text:p text:style-name="Standard"/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Basic Machine Learning concepts</text:p>
          </table:table-cell>
          <table:table-cell table:style-name="Tabelle4.A1" office:value-type="string">
            <text:p text:style-name="Standard"/>
            <text:p text:style-name="Standard">Code4</text:p>
            <text:p text:style-name="Standard"/>
          </table:table-cell>
        </table:table-row>
      </table:table>
      <text:list xml:id="list38458739" text:continue-list="list38475318" text:style-name="Outline">
        <text:list-item>
          <text:h text:style-name="Heading_20_1" text:outline-level="1">Code 3 <text:span text:style-name="T1">Uwe Hahne</text:span></text:h>
        </text:list-item>
      </text:list>
      <text:p text:style-name="Standard">Contents</text:p>
      <text:p text:style-name="Standard"/>
      <text:list xml:id="list4191685121397149083" text:style-name="WWNum107">
        <text:list-item>
          <text:p text:style-name="P43">Realtime Computer Graphics</text:p>
        </text:list-item>
        <text:list-item>
          <text:p text:style-name="P43">Shader</text:p>
        </text:list-item>
        <text:list-item>
          <text:p text:style-name="P43">Advanced SW design patterns</text:p>
        </text:list-item>
        <text:list-item>
          <text:p text:style-name="P43">Computation Performance</text:p>
        </text:list-item>
        <text:list-item>
          <text:p text:style-name="P43">Advanced Audiovisuals</text:p>
        </text:list-item>
      </text:list>
      <text:p text:style-name="Standard"/>
      <text:p text:style-name="Standard">Lecturers  </text:p>
      <text:p text:style-name="Standard"/>
      <text:list xml:id="list3127182489732035236" text:style-name="WWNum109">
        <text:list-item>
          <text:p text:style-name="P44">2SWS Christoph Müller</text:p>
        </text:list-item>
        <text:list-item>
          <text:p text:style-name="P44">2SWS Uwe Hahne</text:p>
        </text:list-item>
      </text:list>
      <text:p text:style-name="Standard"/>
      <text:p text:style-name="Standard">Points</text:p>
      <text:p text:style-name="Standard"/>
      <text:list xml:id="list1231627158831469058" text:style-name="WWNum111">
        <text:list-item>
          <text:p text:style-name="P45">5 ECTS</text:p>
        </text:list-item>
        <text:list-item>
          <text:p text:style-name="P45">6 ECK</text:p>
        </text:list-item>
      </text:list>
      <text:p text:style-name="Standard"/>
      <text:p text:style-name="Standard">Language</text:p>
      <text:p text:style-name="Standard"/>
      <text:list xml:id="list1314054129290711091" text:style-name="WWNum113">
        <text:list-item>
          <text:p text:style-name="P46">English</text:p>
        </text:list-item>
      </text:list>
      <text:p text:style-name="Standard"/>
      <text:p text:style-name="Standard">Teaching</text:p>
      <text:p text:style-name="Standard"/>
      <text:list xml:id="list8677423125514542484" text:style-name="WWNum115">
        <text:list-item>
          <text:p text:style-name="P47">Seminar / eduScrum</text:p>
        </text:list-item>
        <text:list-item>
          <text:p text:style-name="P47">preferably 3 week block</text:p>
        </text:list-item>
      </text:list>
      <text:p text:style-name="Standard"/>
      <text:p text:style-name="Standard">Assessment</text:p>
      <text:p text:style-name="Standard"/>
      <text:list xml:id="list4413401150474119992" text:style-name="WWNum117">
        <text:list-item>
          <text:p text:style-name="P48">1 sbA (small project with GPU coding and review)</text:p>
        </text:list-item>
      </text:list>
      <text:p text:style-name="Standard"/>
      <text:p text:style-name="Standard"><text:s/> </text:p>
      <text:p text:style-name="Standard"/>
      <table:table table:name="Tabelle5" table:style-name="Tabelle5">
        <table:table-column table:style-name="Tabelle5.A" table:number-columns-repeated="2"/>
        <table:table-row table:style-name="Tabelle5.1">
          <table:table-cell table:style-name="Tabelle5.A1" office:value-type="string">
            <text:p text:style-name="Standard">Prerequisites</text:p>
          </table:table-cell>
          <table:table-cell table:style-name="Tabelle5.A1" office:value-type="string">
            <text:p text:style-name="Standard">Obtained in</text:p>
          </table:table-cell>
        </table:table-row>
        <table:table-row table:style-name="Tabelle5.1">
          <table:table-cell table:style-name="Tabelle5.A1" office:value-type="string">
            <text:p text:style-name="Standard">Foundations of digital information and graphics processing (Bits, Bytes, Pixel, Colorcodes, Bitmaps, etc.)</text:p>
          </table:table-cell>
          <table:table-cell table:style-name="Tabelle5.A1" office:value-type="string">
            <text:p text:style-name="Standard"/>
            <text:p text:style-name="Standard">Theory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mputer Graphic basics (Vertices, Faces, Meshes, Scenegraphs, Textures, Lighting)</text:p>
          </table:table-cell>
          <table:table-cell table:style-name="Tabelle5.A1" office:value-type="string">
            <text:p text:style-name="Standard"/>
            <text:p text:style-name="Standard">Visual2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Linear algebra (Matrix, Vector)</text:p>
          </table:table-cell>
          <table:table-cell table:style-name="Tabelle5.A1" office:value-type="string">
            <text:p text:style-name="Standard"/>
            <text:p text:style-name="Standard">STEM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ding skills that allow to read any language</text:p>
          </table:table-cell>
          <table:table-cell table:style-name="Tabelle5.A1" office:value-type="string">
            <text:p text:style-name="Standard"/>
            <text:p text:style-name="Standard">Code 2</text:p>
            <text:p text:style-name="Standard"/>
          </table:table-cell>
        </table:table-row>
      </table:table>
      <text:p text:style-name="Standard"/>
      <text:p text:style-name="Standard"><text:span text:style-name="T1"/></text:p>
      <text:list xml:id="list38448418" text:continue-list="list38458739" text:style-name="Outline">
        <text:list-item>
          <text:h text:style-name="P141" text:outline-level="1">Theory 1 <text:span text:style-name="T1">Thomas Schlegel</text:span></text:h>
        </text:list-item>
      </text:list>
      <text:p text:style-name="P144">Theory 1</text:p>
      <text:p text:style-name="Standard"/>
      <text:p text:style-name="Standard">- Computer Science &amp; Computing Introduction</text:p>
      <text:p text:style-name="Standard"/>
      <text:p text:style-name="Standard">- Interactive Systems</text:p>
      <text:p text:style-name="Standard"/>
      <text:p text:style-name="Standard">- Human Computer Interaction &amp; User-Centered Design</text:p>
      <text:p text:style-name="Standard"/>
      <text:p text:style-name="Standard">- Cognition and Perception</text:p>
      <text:p text:style-name="Standard"/>
      <text:p text:style-name="Standard">Contents</text:p>
      <text:p text:style-name="Standard"/>
      <text:list xml:id="list1235515401572187760" text:style-name="WWNum119">
        <text:list-item>
          <text:p text:style-name="P49">Why Computer Science?</text:p>
        </text:list-item>
        <text:list-item>
          <text:p text:style-name="P49">Current Research and Technology</text:p>
        </text:list-item>
        <text:list-item>
          <text:p text:style-name="P49">History of the Computer</text:p>
        </text:list-item>
        <text:list-item>
          <text:p text:style-name="P49">Technology Hardware, von Neumann</text:p>
        </text:list-item>
        <text:list-item>
          <text:p text:style-name="P49">Computer Science Basics: Bits &amp; Bytes, Pixels</text:p>
        </text:list-item>
        <text:list-item>
          <text:p text:style-name="P49">Boolean Logic</text:p>
        </text:list-item>
        <text:list-item>
          <text:p text:style-name="P49">Perception (Visual, Auditive and Haptic), including Colors</text:p>
        </text:list-item>
        <text:list-item>
          <text:p text:style-name="P49">Cognition and Memory</text:p>
        </text:list-item>
        <text:list-item>
          <text:p text:style-name="P49">HCI topics</text:p>
        </text:list-item>
        <text:list-item>
          <text:p text:style-name="P49">User-Centered Design &amp; User-Centered Design Process</text:p>
        </text:list-item>
      </text:list>
      <text:p text:style-name="Standard"/>
      <text:p text:style-name="Standard">Lecturers</text:p>
      <text:p text:style-name="Standard"/>
      <text:list xml:id="list1075460470562691888" text:style-name="WWNum121">
        <text:list-item>
          <text:p text:style-name="P50">5 SWS Thomas Schlegel</text:p>
        </text:list-item>
      </text:list>
      <text:p text:style-name="Standard"/>
      <text:p text:style-name="Standard">Points</text:p>
      <text:p text:style-name="Standard"/>
      <text:list xml:id="list6530475354438314468" text:style-name="WWNum123">
        <text:list-item>
          <text:p text:style-name="P51">6 ECTS</text:p>
        </text:list-item>
      </text:list>
      <text:p text:style-name="Standard"/>
      <text:p text:style-name="Standard">Language</text:p>
      <text:p text:style-name="Standard"/>
      <text:list xml:id="list3257236012448054463" text:style-name="WWNum125">
        <text:list-item>
          <text:p text:style-name="P52">German (English on Request)</text:p>
        </text:list-item>
      </text:list>
      <text:p text:style-name="Standard"/>
      <text:p text:style-name="Standard">Teaching</text:p>
      <text:p text:style-name="Standard"/>
      <text:list xml:id="list3152174825363779532" text:style-name="WWNum127">
        <text:list-item>
          <text:p text:style-name="P53">Seminar</text:p>
        </text:list-item>
        <text:list-item>
          <text:p text:style-name="P53">3 week block or semester lecture</text:p>
        </text:list-item>
      </text:list>
      <text:p text:style-name="Standard"/>
      <text:p text:style-name="Standard">Assessment</text:p>
      <text:p text:style-name="Standard"/>
      <text:list xml:id="list305599670563713014" text:style-name="WWNum129">
        <text:list-item>
          <text:p text:style-name="P54">1sbK</text:p>
        </text:list-item>
      </text:list>
      <text:p text:style-name="Standard"/>
      <text:list xml:id="list38462309" text:continue-list="list38448418" text:style-name="Outline">
        <text:list-item>
          <text:h text:style-name="P141" text:outline-level="1">Visual 3 <text:span text:style-name="T1">Christoph Müller</text:span></text:h>
        </text:list-item>
      </text:list>
      <text:p text:style-name="Text_20_body"><text:span text:style-name="T1"/></text:p>
      <text:list xml:id="list8296302511669381519" text:style-name="WWNum131">
        <text:list-item>
          <text:p text:style-name="P55">Advanced Material and Shading</text:p>
        </text:list-item>
        <text:list-item>
          <text:p text:style-name="P55">3D-Animation (Realtime)</text:p>
        </text:list-item>
      </text:list>
      <text:list xml:id="list7341532609657557383" text:style-name="WWNum133">
        <text:list-item>
          <text:p text:style-name="P56">Non-linear animation</text:p>
        </text:list-item>
        <text:list-item>
          <text:p text:style-name="P56">Animation State-machines</text:p>
        </text:list-item>
        <text:list-item>
          <text:p text:style-name="P56">Animation Blending</text:p>
        </text:list-item>
        <text:list-item>
          <text:p text:style-name="P56">Combining Physics and scripted Animation</text:p>
        </text:list-item>
      </text:list>
      <text:p text:style-name="P144"/>
      <text:list xml:id="list5818888929820530147" text:style-name="WWNum135">
        <text:list-item>
          <text:p text:style-name="P57">Character Animation</text:p>
        </text:list-item>
      </text:list>
      <text:list xml:id="list1556449910298779410" text:style-name="WWNum137">
        <text:list-item>
          <text:p text:style-name="P58">Rigging</text:p>
        </text:list-item>
        <text:list-item>
          <text:p text:style-name="P58">Forward / Inverse Kinematics</text:p>
        </text:list-item>
        <text:list-item>
          <text:p text:style-name="P58">Walk Cycles</text:p>
        </text:list-item>
      </text:list>
      <text:p text:style-name="Standard"/>
      <text:list xml:id="list6192954668584202447" text:style-name="WWNum139">
        <text:list-item>
          <text:p text:style-name="P59">Visual Design</text:p>
        </text:list-item>
        <text:list-item>
          <text:p text:style-name="P59">2D Animation</text:p>
        </text:list-item>
      </text:list>
      <text:p text:style-name="Standard"/>
      <text:p text:style-name="Standard">Lecturers</text:p>
      <text:p text:style-name="Standard"/>
      <text:list xml:id="list4418567566893793979" text:style-name="WWNum141">
        <text:list-item>
          <text:p text:style-name="P60">1 SWS Regina Reusch</text:p>
        </text:list-item>
        <text:list-item>
          <text:p text:style-name="P60">2 SWS Christoph Müller</text:p>
        </text:list-item>
        <text:list-item>
          <text:p text:style-name="P60">1 SWS NN</text:p>
        </text:list-item>
      </text:list>
      <text:p text:style-name="Standard"/>
      <text:p text:style-name="Standard">Points</text:p>
      <text:p text:style-name="Standard"/>
      <text:list xml:id="list2861936782078932906" text:style-name="WWNum143">
        <text:list-item>
          <text:p text:style-name="P61">5 ECTS / ECK</text:p>
        </text:list-item>
      </text:list>
      <text:p text:style-name="Standard"/>
      <text:p text:style-name="Standard">Language</text:p>
      <text:p text:style-name="Standard"/>
      <text:list xml:id="list3838378624375995681" text:style-name="WWNum145">
        <text:list-item>
          <text:p text:style-name="P62">English</text:p>
        </text:list-item>
      </text:list>
      <text:p text:style-name="Standard"/>
      <text:p text:style-name="Standard">Teaching</text:p>
      <text:p text:style-name="Standard"/>
      <text:list xml:id="list7374615222769002341" text:style-name="WWNum147">
        <text:list-item>
          <text:p text:style-name="P63">Seminar / eduScrum</text:p>
        </text:list-item>
        <text:list-item>
          <text:p text:style-name="P63">preferably 3 week block</text:p>
        </text:list-item>
      </text:list>
      <text:p text:style-name="Standard"/>
      <text:p text:style-name="Standard">Assessment 1 sbA (small project: simple animated character)</text:p>
      <text:p text:style-name="Standard"/>
      <table:table table:name="Tabelle7" table:style-name="Tabelle7">
        <table:table-column table:style-name="Tabelle7.A" table:number-columns-repeated="2"/>
        <table:table-row table:style-name="Tabelle7.1">
          <table:table-cell table:style-name="Tabelle7.A1" office:value-type="string">
            <text:p text:style-name="Standard">Prerequisites</text:p>
          </table:table-cell>
          <table:table-cell table:style-name="Tabelle7.A1" office:value-type="string">
            <text:p text:style-name="Standard">Obtained in</text:p>
          </table:table-cell>
        </table:table-row>
        <table:table-row table:style-name="Tabelle7.1">
          <table:table-cell table:style-name="Tabelle7.A1" office:value-type="string">
            <text:p text:style-name="Standard">Concept Art</text:p>
          </table:table-cell>
          <table:table-cell table:style-name="Tabelle7.A1" office:value-type="string">
            <text:p text:style-name="Standard">Visual 1</text:p>
          </table:table-cell>
        </table:table-row>
        <table:table-row table:style-name="Tabelle7.1">
          <table:table-cell table:style-name="Tabelle7.A1" office:value-type="string">
            <text:p text:style-name="Standard">3D Modelling for Realtime</text:p>
          </table:table-cell>
          <table:table-cell table:style-name="Tabelle7.A1" office:value-type="string">
            <text:p text:style-name="Standard">Visual 2</text:p>
          </table:table-cell>
        </table:table-row>
        <table:table-row table:style-name="Tabelle7.1">
          <table:table-cell table:style-name="Tabelle7.A1" office:value-type="string">
            <text:p text:style-name="Standard">Basic understanding of physical facts (mass, force, velocity, acceleration)</text:p>
          </table:table-cell>
          <table:table-cell table:style-name="Tabelle7.A1" office:value-type="string">
            <text:p text:style-name="Standard">STEM 2</text:p>
          </table:table-cell>
        </table:table-row>
      </table:table>
      <text:list xml:id="list38457444" text:continue-list="list38462309" text:style-name="Outline">
        <text:list-item>
          <text:list>
            <text:list-item>
              <text:h text:style-name="Heading_20_2" text:outline-level="2"><text:span text:style-name="T1"/></text:h>
            </text:list-item>
          </text:list>
        </text:list-item>
      </text:list>
      <text:p text:style-name="Standard"/>
      <text:list xml:id="list38454020" text:continue-numbering="true" text:style-name="Outline">
        <text:list-item>
          <text:h text:style-name="P141" text:outline-level="1">Visual 2 <text:span text:style-name="T1">Christoph Müller</text:span></text:h>
        </text:list-item>
      </text:list>
      <text:p text:style-name="Text_20_body"><text:span text:style-name="T1"/></text:p>
      <text:list xml:id="list1439694539727415863" text:style-name="WWNum149">
        <text:list-item>
          <text:p text:style-name="P64">3D Modeling</text:p>
        </text:list-item>
      </text:list>
      <text:list xml:id="list624916400112975927" text:style-name="WWNum151">
        <text:list-item>
          <text:p text:style-name="P65">Box Modeling</text:p>
        </text:list-item>
        <text:list-item>
          <text:p text:style-name="P65">Sculpting</text:p>
        </text:list-item>
        <text:list-item>
          <text:p text:style-name="P65">Poly Modeling/Polygon Flow</text:p>
        </text:list-item>
        <text:list-item>
          <text:p text:style-name="P65">Retopology</text:p>
        </text:list-item>
      </text:list>
      <text:p text:style-name="P144"/>
      <text:list xml:id="list4654691314466800200" text:style-name="WWNum153">
        <text:list-item>
          <text:p text:style-name="P66">Materials Lights and Texturing</text:p>
        </text:list-item>
      </text:list>
      <text:list xml:id="list3609037806655013061" text:style-name="WWNum155">
        <text:list-item>
          <text:p text:style-name="P67">UV Unwinding</text:p>
        </text:list-item>
        <text:list-item>
          <text:p text:style-name="P67">Texture painting</text:p>
        </text:list-item>
        <text:list-item>
          <text:p text:style-name="P67">Normal Mapping</text:p>
        </text:list-item>
        <text:list-item>
          <text:p text:style-name="P67">Material generation for Game Engines</text:p>
        </text:list-item>
        <text:list-item>
          <text:p text:style-name="P67">Light and Material</text:p>
        </text:list-item>
      </text:list>
      <text:p text:style-name="Standard"/>
      <text:list xml:id="list8810642532773909057" text:style-name="WWNum157">
        <text:list-item>
          <text:p text:style-name="P68">Character</text:p>
        </text:list-item>
      </text:list>
      <text:list xml:id="list6780734252128696039" text:style-name="WWNum159">
        <text:list-item>
          <text:p text:style-name="P69">From Concept Art to 3D-Primitive Block-Out</text:p>
        </text:list-item>
      </text:list>
      <text:p text:style-name="Standard"/>
      <text:list xml:id="list9067126088126831017" text:style-name="WWNum161">
        <text:list-item>
          <text:p text:style-name="P70">Animation Basics</text:p>
        </text:list-item>
      </text:list>
      <text:list xml:id="list3283182321977902723" text:style-name="WWNum163">
        <text:list-item>
          <text:p text:style-name="P71">Keyframe Animation</text:p>
        </text:list-item>
        <text:list-item>
          <text:p text:style-name="P71">Path Animation</text:p>
        </text:list-item>
      </text:list>
      <text:p text:style-name="Standard"/>
      <text:list xml:id="list602996925569476766" text:style-name="WWNum165">
        <text:list-item>
          <text:p text:style-name="P72">From Models to Assets</text:p>
        </text:list-item>
      </text:list>
      <text:list xml:id="list1482560709836873198" text:style-name="WWNum167">
        <text:list-item>
          <text:p text:style-name="P73">Modeling for Realtime Engines</text:p>
        </text:list-item>
        <text:list-item>
          <text:p text:style-name="P73">Materials for Realtime Engines</text:p>
        </text:list-item>
      </text:list>
      <text:p text:style-name="Standard"/>
      <text:p text:style-name="Standard"/>
      <text:p text:style-name="Standard">Lecturers</text:p>
      <text:p text:style-name="Standard"/>
      <text:list xml:id="list7022227566111729483" text:style-name="WWNum169">
        <text:list-item>
          <text:p text:style-name="P74">2 SWS Christoph Müller</text:p>
        </text:list-item>
        <text:list-item>
          <text:p text:style-name="P74">2 SWS NN</text:p>
        </text:list-item>
      </text:list>
      <text:p text:style-name="Standard"/>
      <text:p text:style-name="Standard">Points</text:p>
      <text:p text:style-name="Standard"/>
      <text:list xml:id="list1864500131999704761" text:style-name="WWNum171">
        <text:list-item>
          <text:p text:style-name="P75">5 ECTS / ECK</text:p>
        </text:list-item>
      </text:list>
      <text:p text:style-name="Standard"/>
      <text:p text:style-name="Standard">Language</text:p>
      <text:p text:style-name="Standard"/>
      <text:list xml:id="list3858573567614425313" text:style-name="WWNum173">
        <text:list-item>
          <text:p text:style-name="P76">English</text:p>
        </text:list-item>
      </text:list>
      <text:p text:style-name="Standard"/>
      <text:p text:style-name="Standard">Teaching</text:p>
      <text:p text:style-name="Standard"/>
      <text:list xml:id="list4380554037896705140" text:style-name="WWNum175">
        <text:list-item>
          <text:p text:style-name="P77">Seminar / eduScrum</text:p>
        </text:list-item>
        <text:list-item>
          <text:p text:style-name="P77">preferably 3 week block</text:p>
        </text:list-item>
      </text:list>
      <text:p text:style-name="Standard"/>
      <text:p text:style-name="Standard">Assessment 1 sbA (small project: from concept art to game engine asset)</text:p>
      <text:p text:style-name="Standard"/>
      <table:table table:name="Tabelle9" table:style-name="Tabelle9">
        <table:table-column table:style-name="Tabelle9.A" table:number-columns-repeated="2"/>
        <table:table-row table:style-name="Tabelle9.1">
          <table:table-cell table:style-name="Tabelle9.A1" office:value-type="string">
            <text:p text:style-name="Standard">Prerequisites</text:p>
          </table:table-cell>
          <table:table-cell table:style-name="Tabelle9.A1" office:value-type="string">
            <text:p text:style-name="Standard">Obtained in</text:p>
          </table:table-cell>
        </table:table-row>
        <table:table-row table:style-name="Tabelle9.1">
          <table:table-cell table:style-name="Tabelle9.A1" office:value-type="string">
            <text:p text:style-name="Standard">Creating Concept Art</text:p>
          </table:table-cell>
          <table:table-cell table:style-name="Tabelle9.A1" office:value-type="string">
            <text:p text:style-name="Standard">Visual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media file formats, especially Pixel and vector formats</text:p>
          </table:table-cell>
          <table:table-cell table:style-name="Tabelle9.A1" office:value-type="string">
            <text:p text:style-name="Standard">Code 1 / Theory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3D Vectors, Normals, Dot Product</text:p>
          </table:table-cell>
          <table:table-cell table:style-name="Tabelle9.A1" office:value-type="string">
            <text:p text:style-name="Standard">STEM 1</text:p>
          </table:table-cell>
        </table:table-row>
      </table:table>
      <text:p text:style-name="Standard"/>
      <text:list xml:id="list38454136" text:continue-list="list38454020" text:style-name="Outline">
        <text:list-item>
          <text:h text:style-name="P141" text:outline-level="1">Management2 <text:span text:style-name="T1">N.N.</text:span></text:h>
        </text:list-item>
      </text:list>
      <text:p text:style-name="P144">Contents</text:p>
      <text:p text:style-name="Standard"/>
      <text:list xml:id="list9089606340549987408" text:style-name="WWNum177">
        <text:list-item>
          <text:p text:style-name="P78">Publishing</text:p>
        </text:list-item>
        <text:list-item>
          <text:p text:style-name="P78">Entrepreneurship</text:p>
        </text:list-item>
        <text:list-item>
          <text:p text:style-name="P78">Monetization</text:p>
        </text:list-item>
        <text:list-item>
          <text:p text:style-name="P78">Marketing</text:p>
        </text:list-item>
        <text:list-item>
          <text:p text:style-name="P78">Lifecycle Management</text:p>
        </text:list-item>
      </text:list>
      <text:p text:style-name="Standard"/>
      <text:p text:style-name="Standard">Lecturers</text:p>
      <text:p text:style-name="Standard"/>
      <text:list xml:id="list3737254765910686182" text:style-name="WWNum179">
        <text:list-item>
          <text:p text:style-name="P79">4SWS NN</text:p>
        </text:list-item>
      </text:list>
      <text:p text:style-name="Standard"/>
      <text:p text:style-name="Standard">Points  </text:p>
      <text:p text:style-name="Standard"/>
      <text:list xml:id="list481163262888764167" text:style-name="WWNum181">
        <text:list-item>
          <text:p text:style-name="P80">6 ECTS / ECK</text:p>
        </text:list-item>
      </text:list>
      <text:p text:style-name="Standard"/>
      <text:p text:style-name="Standard">Language</text:p>
      <text:p text:style-name="Standard"/>
      <text:list xml:id="list2207557897275598068" text:style-name="WWNum183">
        <text:list-item>
          <text:p text:style-name="P81">?</text:p>
        </text:list-item>
      </text:list>
      <text:p text:style-name="Standard"/>
      <text:p text:style-name="Standard">Teaching</text:p>
      <text:p text:style-name="Standard"/>
      <text:list xml:id="list6629018368765452219" text:style-name="WWNum185">
        <text:list-item>
          <text:p text:style-name="P82">Seminar / eduScrum</text:p>
        </text:list-item>
        <text:list-item>
          <text:p text:style-name="P82">preferably 3 week block</text:p>
        </text:list-item>
      </text:list>
      <text:p text:style-name="Standard"/>
      <text:p text:style-name="Standard">Assessment</text:p>
      <text:p text:style-name="Standard"/>
      <text:list xml:id="list4678004188869673444" text:style-name="WWNum187">
        <text:list-item>
          <text:p text:style-name="P83">1sbK (e-Test)</text:p>
        </text:list-item>
      </text:list>
      <text:p text:style-name="Standard"/>
      <text:p text:style-name="Standard"><text:s/> </text:p>
      <text:p text:style-name="Standard"/>
      <table:table table:name="Tabelle10" table:style-name="Tabelle10">
        <table:table-column table:style-name="Tabelle10.A" table:number-columns-repeated="2"/>
        <table:table-row table:style-name="Tabelle10.1">
          <table:table-cell table:style-name="Tabelle10.A1" office:value-type="string">
            <text:p text:style-name="Standard">Prerequisites</text:p>
          </table:table-cell>
          <table:table-cell table:style-name="Tabelle10.A1" office:value-type="string">
            <text:p text:style-name="Standard">Obtained in</text:p>
          </table:table-cell>
        </table:table-row>
      </table:table>
      <text:p text:style-name="Standard"/>
      <text:list xml:id="list38463902" text:continue-list="list38454136" text:style-name="Outline">
        <text:list-item>
          <text:h text:style-name="P141" text:outline-level="1">Management1 <text:span text:style-name="T1">N.N.</text:span></text:h>
        </text:list-item>
      </text:list>
      <text:p text:style-name="P144">Contents</text:p>
      <text:p text:style-name="Standard"/>
      <text:list xml:id="list1775544715004378676" text:style-name="WWNum189">
        <text:list-item>
          <text:p text:style-name="P84">Producing</text:p>
        </text:list-item>
        <text:list-item>
          <text:p text:style-name="P84">Quality Management</text:p>
        </text:list-item>
        <text:list-item>
          <text:p text:style-name="P84">User Research</text:p>
        </text:list-item>
        <text:list-item>
          <text:p text:style-name="P84">Community Management</text:p>
        </text:list-item>
        <text:list-item>
          <text:p text:style-name="P84">Financial calculation</text:p>
        </text:list-item>
      </text:list>
      <text:p text:style-name="Standard"/>
      <text:p text:style-name="Standard">Lecturers</text:p>
      <text:p text:style-name="Standard"/>
      <text:list xml:id="list7977056620097171023" text:style-name="WWNum191">
        <text:list-item>
          <text:p text:style-name="P85">4SWS NN</text:p>
        </text:list-item>
      </text:list>
      <text:p text:style-name="Standard"/>
      <text:p text:style-name="Standard">Points  </text:p>
      <text:p text:style-name="Standard"/>
      <text:list xml:id="list854334067983845336" text:style-name="WWNum193">
        <text:list-item>
          <text:p text:style-name="P86">5 ECTS</text:p>
        </text:list-item>
        <text:list-item>
          <text:p text:style-name="P86">6 ECK</text:p>
        </text:list-item>
      </text:list>
      <text:p text:style-name="Standard"/>
      <text:p text:style-name="Standard">Language</text:p>
      <text:p text:style-name="Standard"/>
      <text:list xml:id="list9177518789993376282" text:style-name="WWNum195">
        <text:list-item>
          <text:p text:style-name="P87">?</text:p>
        </text:list-item>
      </text:list>
      <text:p text:style-name="Standard"/>
      <text:p text:style-name="Standard">Teaching</text:p>
      <text:p text:style-name="Standard"/>
      <text:list xml:id="list7665263647027220127" text:style-name="WWNum197">
        <text:list-item>
          <text:p text:style-name="P88">Seminar / eduScrum</text:p>
        </text:list-item>
        <text:list-item>
          <text:p text:style-name="P88">preferably 3 week block</text:p>
        </text:list-item>
      </text:list>
      <text:p text:style-name="Standard"/>
      <text:p text:style-name="Standard">Assessment</text:p>
      <text:p text:style-name="Standard"/>
      <text:list xml:id="list7711716525698452662" text:style-name="WWNum199">
        <text:list-item>
          <text:p text:style-name="P89">1sbK (e-Test)</text:p>
        </text:list-item>
      </text:list>
      <text:p text:style-name="Standard"/>
      <text:p text:style-name="Standard"><text:s/> </text:p>
      <text:p text:style-name="Standard"/>
      <table:table table:name="Tabelle11" table:style-name="Tabelle11">
        <table:table-column table:style-name="Tabelle11.A" table:number-columns-repeated="2"/>
        <table:table-row table:style-name="Tabelle11.1">
          <table:table-cell table:style-name="Tabelle11.A1" office:value-type="string">
            <text:p text:style-name="Standard">Prerequisites</text:p>
          </table:table-cell>
          <table:table-cell table:style-name="Tabelle11.A1" office:value-type="string">
            <text:p text:style-name="Standard">Obtained in</text:p>
          </table:table-cell>
        </table:table-row>
      </table:table>
      <text:p text:style-name="Standard"/>
      <text:list xml:id="list38449000" text:continue-list="list38463902" text:style-name="Outline">
        <text:list-item>
          <text:h text:style-name="P141" text:outline-level="1">Theory 3 <text:span text:style-name="T1">N.N.</text:span></text:h>
        </text:list-item>
      </text:list>
      <text:p text:style-name="P144">Contents</text:p>
      <text:p text:style-name="Standard"/>
      <text:list xml:id="list195332121559734374" text:style-name="WWNum201">
        <text:list-item>
          <text:p text:style-name="P90">Level Design</text:p>
        </text:list-item>
        <text:list-item>
          <text:p text:style-name="P90">Mission Design</text:p>
        </text:list-item>
        <text:list-item>
          <text:p text:style-name="P90">Narrative Design</text:p>
        </text:list-item>
        <text:list-item>
          <text:p text:style-name="P90">Storytelling</text:p>
        </text:list-item>
        <text:list-item>
          <text:p text:style-name="P90">Environmental</text:p>
        </text:list-item>
        <text:list-item>
          <text:p text:style-name="P90">UX-Design</text:p>
        </text:list-item>
      </text:list>
      <text:p text:style-name="Standard"/>
      <text:p text:style-name="Standard">Lecturers</text:p>
      <text:p text:style-name="Standard"/>
      <text:list xml:id="list4723810248656931438" text:style-name="WWNum203">
        <text:list-item>
          <text:p text:style-name="P91">4SWS NN</text:p>
        </text:list-item>
      </text:list>
      <text:p text:style-name="Standard"/>
      <text:p text:style-name="Standard">Points  </text:p>
      <text:p text:style-name="Standard"/>
      <text:list xml:id="list4240264718564651777" text:style-name="WWNum205">
        <text:list-item>
          <text:p text:style-name="P92">5 ECTS</text:p>
        </text:list-item>
        <text:list-item>
          <text:p text:style-name="P92">6 ECK</text:p>
        </text:list-item>
      </text:list>
      <text:p text:style-name="Standard"/>
      <text:p text:style-name="Standard">Language</text:p>
      <text:p text:style-name="Standard"/>
      <text:list xml:id="list4490122461992727785" text:style-name="WWNum207">
        <text:list-item>
          <text:p text:style-name="P93">English</text:p>
        </text:list-item>
      </text:list>
      <text:p text:style-name="Standard"/>
      <text:p text:style-name="Standard">Teaching</text:p>
      <text:p text:style-name="Standard"/>
      <text:list xml:id="list5437847386575956966" text:style-name="WWNum209">
        <text:list-item>
          <text:p text:style-name="P94">Seminar / eduScrum</text:p>
        </text:list-item>
        <text:list-item>
          <text:p text:style-name="P94">preferably 3 week block</text:p>
        </text:list-item>
      </text:list>
      <text:p text:style-name="Standard"/>
      <text:p text:style-name="Standard">Assessment</text:p>
      <text:p text:style-name="Standard"/>
      <text:list xml:id="list2329539715357598678" text:style-name="WWNum211">
        <text:list-item>
          <text:p text:style-name="P95">1sbK (e-Test)</text:p>
        </text:list-item>
      </text:list>
      <text:p text:style-name="Standard"/>
      <text:p text:style-name="Standard"><text:s/> </text:p>
      <text:p text:style-name="Standard"/>
      <table:table table:name="Tabelle12" table:style-name="Tabelle12">
        <table:table-column table:style-name="Tabelle12.A" table:number-columns-repeated="2"/>
        <table:table-row table:style-name="Tabelle12.1">
          <table:table-cell table:style-name="Tabelle12.A1" office:value-type="string">
            <text:p text:style-name="Standard">Prerequisites</text:p>
          </table:table-cell>
          <table:table-cell table:style-name="Tabelle12.A1" office:value-type="string">
            <text:p text:style-name="Standard">Obtained in</text:p>
          </table:table-cell>
        </table:table-row>
        <table:table-row table:style-name="Tabelle12.1">
          <table:table-cell table:style-name="Tabelle12.A1" office:value-type="string">
            <text:p text:style-name="Standard">Theory 2</text:p>
          </table:table-cell>
          <table:table-cell table:style-name="Tabelle12.A1" office:value-type="string">
            <text:p text:style-name="Standard"/>
            <text:p text:style-name="Standard">Theory 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Sound1, Sound2</text:p>
          </table:table-cell>
          <table:table-cell table:style-name="Tabelle12.A1" office:value-type="string">
            <text:p text:style-name="Standard"/>
            <text:p text:style-name="Standard">Sound1, Sound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Visual1, Visual2, Visual3</text:p>
          </table:table-cell>
          <table:table-cell table:style-name="Tabelle12.A1" office:value-type="string">
            <text:p text:style-name="Standard"/>
            <text:p text:style-name="Standard">Visual1, Visual2, Visual3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Game AI</text:p>
          </table:table-cell>
          <table:table-cell table:style-name="Tabelle12.A1" office:value-type="string">
            <text:p text:style-name="Standard"/>
            <text:p text:style-name="Standard">Code4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Multiplayer</text:p>
          </table:table-cell>
          <table:table-cell table:style-name="Tabelle12.A1" office:value-type="string">
            <text:p text:style-name="Standard"/>
            <text:p text:style-name="Standard">Code4</text:p>
            <text:p text:style-name="Standard"/>
          </table:table-cell>
        </table:table-row>
      </table:table>
      <text:list xml:id="list38463815" text:continue-list="list38449000" text:style-name="Outline">
        <text:list-item>
          <text:h text:style-name="Heading_20_1" text:outline-level="1">Code 4 <text:span text:style-name="T1">Ruxandra Lasowski</text:span></text:h>
        </text:list-item>
      </text:list>
      <text:p text:style-name="P144">Contents</text:p>
      <text:list xml:id="list7762628710356979822" text:style-name="WWNum213">
        <text:list-item>
          <text:p text:style-name="P96">Game AI</text:p>
        </text:list-item>
      </text:list>
      <text:list xml:id="list2744483575931708000" text:style-name="WWNum215">
        <text:list-item>
          <text:p text:style-name="P97">Finite Automata und Behaviour Trees</text:p>
        </text:list-item>
        <text:list-item>
          <text:p text:style-name="P97">Agents, Search Problems, Uninformed Search</text:p>
        </text:list-item>
        <text:list-item>
          <text:p text:style-name="P97">Informed Search (A* and Heuristics)</text:p>
        </text:list-item>
        <text:list-item>
          <text:p text:style-name="P97">Adversarial Search and Games I: Minimax, Alpha-beta Pruning</text:p>
        </text:list-item>
        <text:list-item>
          <text:p text:style-name="P97">Adversarial Search and Games II: Expectimax, MCTS</text:p>
        </text:list-item>
        <text:list-item>
          <text:p text:style-name="P97">Reinforcement Learning</text:p>
        </text:list-item>
      </text:list>
      <text:list xml:id="list8556619525964703752" text:style-name="WWNum217">
        <text:list-item>
          <text:p text:style-name="P98">Network</text:p>
        </text:list-item>
      </text:list>
      <text:list xml:id="list3453039600111598168" text:style-name="L1">
        <text:list-item>
          <text:p text:style-name="P138">Database</text:p>
        </text:list-item>
        <text:list-item>
          <text:p text:style-name="P138">Relational and NoSQL databases</text:p>
        </text:list-item>
        <text:list-item>
          <text:p text:style-name="P138">Network</text:p>
        </text:list-item>
        <text:list-item>
          <text:p text:style-name="P138">Server APIs</text:p>
        </text:list-item>
        <text:list-item>
          <text:p text:style-name="P138">Backend services</text:p>
        </text:list-item>
      </text:list>
      <text:list xml:id="list8328861336963218410" text:style-name="L2">
        <text:list-item>
          <text:list>
            <text:list-item>
              <text:p text:style-name="P145">Network, Multiplayer:</text:p>
            </text:list-item>
            <text:list-item>
              <text:p text:style-name="P139">Internet- and Streaming: Networking Protocols Basics</text:p>
            </text:list-item>
            <text:list-item>
              <text:p text:style-name="P139">Optional: Dedicated Gameserver: Architectures, APIs</text:p>
            </text:list-item>
            <text:list-item>
              <text:p text:style-name="P139">Networking Multiplayer-Gameserver:</text:p>
            </text:list-item>
            <text:list-item>
              <text:p text:style-name="P143">a) Online: Client Server /P2P /MMOG Architectures and Protocols</text:p>
            </text:list-item>
            <text:list-item>
              <text:p text:style-name="P143">b) Local: LAN/WLAN</text:p>
            </text:list-item>
            <text:list-item>
              <text:p text:style-name="P143">c) Dedicated MMOG@home: NAT, DDNS, STUN</text:p>
            </text:list-item>
            <text:list-item>
              <text:p text:style-name="P143">Cloud Gaming over public networks (Shadow/Blade/Google)</text:p>
            </text:list-item>
          </text:list>
        </text:list-item>
      </text:list>
      <text:p text:style-name="Standard"/>
      <text:p text:style-name="Standard"/>
      <text:p text:style-name="Standard">Lecturers  </text:p>
      <text:p text:style-name="Standard"/>
      <text:list xml:id="list541684206627301286" text:style-name="WWNum219">
        <text:list-item>
          <text:p text:style-name="P99">2SWS Ruxandra Lasowski</text:p>
        </text:list-item>
        <text:list-item>
          <text:p text:style-name="P99">2SWS Stephanie Heintz</text:p>
        </text:list-item>
        <text:list-item>
          <text:p text:style-name="P99">2SWS Jürgen Anders</text:p>
        </text:list-item>
      </text:list>
      <text:p text:style-name="Standard"/>
      <text:p text:style-name="Standard">Points</text:p>
      <text:list xml:id="list7716747048954205493" text:style-name="WWNum221">
        <text:list-item>
          <text:p text:style-name="P100">5 ECTS </text:p>
        </text:list-item>
        <text:list-item>
          <text:p text:style-name="P100">6 ECK</text:p>
        </text:list-item>
      </text:list>
      <text:p text:style-name="Standard"/>
      <text:p text:style-name="Standard">Language</text:p>
      <text:p text:style-name="Standard"/>
      <text:list xml:id="list437746254171773319" text:style-name="WWNum223">
        <text:list-item>
          <text:p text:style-name="P101">English</text:p>
        </text:list-item>
      </text:list>
      <text:p text:style-name="Standard"/>
      <text:p text:style-name="Standard">Teaching</text:p>
      <text:p text:style-name="Standard"/>
      <text:list xml:id="list38452783" text:continue-list="list5437847386575956966" text:style-name="WWNum209">
        <text:list-item>
          <text:p text:style-name="P94">Seminar / eduScrum</text:p>
        </text:list-item>
        <text:list-item>
          <text:p text:style-name="P94">preferably 3 week block</text:p>
        </text:list-item>
      </text:list>
      <text:p text:style-name="List_20_Paragraph"/>
      <text:p text:style-name="Standard">Assessment</text:p>
      <text:p text:style-name="Standard"/>
      <text:list xml:id="list38472558" text:continue-list="list7711716525698452662" text:style-name="WWNum199">
        <text:list-item>
          <text:p text:style-name="P140">1sbK</text:p>
        </text:list-item>
        <text:list-item>
          <text:p text:style-name="P140">1sbA</text:p>
        </text:list-item>
      </text:list>
      <text:p text:style-name="Standard"/>
      <table:table table:name="Tabelle13" table:style-name="Tabelle13">
        <table:table-column table:style-name="Tabelle13.A" table:number-columns-repeated="2"/>
        <table:table-row table:style-name="Tabelle13.1">
          <table:table-cell table:style-name="Tabelle13.A1" office:value-type="string">
            <text:p text:style-name="Standard">Prerequisites</text:p>
          </table:table-cell>
          <table:table-cell table:style-name="Tabelle13.A1" office:value-type="string">
            <text:p text:style-name="Standard">Obtained in</text:p>
          </table:table-cell>
        </table:table-row>
        <table:table-row table:style-name="Tabelle13.1">
          <table:table-cell table:style-name="Tabelle13.A1" office:value-type="string">
            <text:p text:style-name="Standard">Basics in Computer science</text:p>
          </table:table-cell>
          <table:table-cell table:style-name="Tabelle13.A1" office:value-type="string">
            <text:p text:style-name="Standard">Theory 1</text:p>
          </table:table-cell>
        </table:table-row>
        <table:table-row table:style-name="Tabelle13.1">
          <table:table-cell table:style-name="Tabelle13.A1" office:value-type="string">
            <text:p text:style-name="Standard">Basics for AI</text:p>
          </table:table-cell>
          <table:table-cell table:style-name="Tabelle13.A1" office:value-type="string">
            <text:p text:style-name="Standard">STEM 1, Theory 1 + 2</text:p>
          </table:table-cell>
        </table:table-row>
      </table:table>
      <text:list xml:id="list38471038" text:continue-list="list38463815" text:style-name="Outline">
        <text:list-item>
          <text:h text:style-name="Heading_20_1" text:outline-level="1">Code1 <text:span text:style-name="T1">Jirka Dell'Oro-Friedl </text:span></text:h>
        </text:list-item>
      </text:list>
      <text:p text:style-name="P144">Contents</text:p>
      <text:p text:style-name="Standard"/>
      <text:list xml:id="list2084525768696577556" text:style-name="WWNum235">
        <text:list-item>
          <text:p text:style-name="P102">Creative Coding</text:p>
        </text:list-item>
        <text:list-item>
          <text:p text:style-name="P102">Web Fundamentals</text:p>
        </text:list-item>
        <text:list-item>
          <text:p text:style-name="P102">2D-Scenegraph</text:p>
        </text:list-item>
        <text:list-item>
          <text:p text:style-name="P102">Procedural Code</text:p>
        </text:list-item>
        <text:list-item>
          <text:p text:style-name="P102">Coding Audiovisuals</text:p>
        </text:list-item>
        <text:list-item>
          <text:p text:style-name="P102">Computational Thinking</text:p>
        </text:list-item>
      </text:list>
      <text:p text:style-name="Standard"/>
      <text:p text:style-name="Standard">Lecturers  </text:p>
      <text:p text:style-name="Standard"/>
      <text:list xml:id="list5677059618383345918" text:style-name="WWNum237">
        <text:list-item>
          <text:p text:style-name="P103">3SWS Jirka Dell'Oro-Friedl  </text:p>
        </text:list-item>
        <text:list-item>
          <text:p text:style-name="P103">1SWS Regina Reusch  </text:p>
        </text:list-item>
      </text:list>
      <text:p text:style-name="Standard"/>
      <text:p text:style-name="Standard">Points</text:p>
      <text:p text:style-name="Standard"/>
      <text:list xml:id="list4039742365173988836" text:style-name="WWNum239">
        <text:list-item>
          <text:p text:style-name="P104">6 ECTS / ECK</text:p>
        </text:list-item>
      </text:list>
      <text:p text:style-name="Standard"/>
      <text:p text:style-name="Standard">Language</text:p>
      <text:p text:style-name="Standard"/>
      <text:list xml:id="list5901686699312830514" text:style-name="WWNum241">
        <text:list-item>
          <text:p text:style-name="P105">English</text:p>
        </text:list-item>
      </text:list>
      <text:p text:style-name="Standard"/>
      <text:p text:style-name="Standard">Teaching</text:p>
      <text:p text:style-name="Standard"/>
      <text:list xml:id="list2639580523497790420" text:style-name="WWNum243">
        <text:list-item>
          <text:p text:style-name="P106">Seminar / eduScrum</text:p>
        </text:list-item>
        <text:list-item>
          <text:p text:style-name="P106">preferably 3 week block</text:p>
        </text:list-item>
      </text:list>
      <text:p text:style-name="Standard"/>
      <text:p text:style-name="Standard">Assessment</text:p>
      <text:p text:style-name="Standard"/>
      <text:list xml:id="list9219034104942245205" text:style-name="WWNum245">
        <text:list-item>
          <text:p text:style-name="P107">1 sbK (e-Test)</text:p>
        </text:list-item>
      </text:list>
      <text:p text:style-name="Standard"/>
      <text:p text:style-name="Standard"><text:s/> </text:p>
      <table:table table:name="Tabelle14" table:style-name="Tabelle14">
        <table:table-column table:style-name="Tabelle14.A" table:number-columns-repeated="2"/>
        <table:table-row table:style-name="Tabelle14.1">
          <table:table-cell table:style-name="Tabelle14.A1" office:value-type="string">
            <text:p text:style-name="Standard">Prerequisites</text:p>
          </table:table-cell>
          <table:table-cell table:style-name="Tabelle14.A1" office:value-type="string">
            <text:p text:style-name="Standard">Obtained in</text:p>
          </table:table-cell>
        </table:table-row>
        <table:table-row table:style-name="Tabelle14.1">
          <table:table-cell table:style-name="Tabelle14.A1" office:value-type="string">
            <text:p text:style-name="Standard">Foundations of digital information and grafics processing (Bits, Bytes, Pixel, Colorcodes, Bitmaps, Vectorgrafics etc.)</text:p>
          </table:table-cell>
          <table:table-cell table:style-name="Tabelle14.A1" office:value-type="string">
            <text:p text:style-name="Standard"/>
            <text:p text:style-name="Standard">Theory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oundations of digital sound (Sampling, Playback)</text:p>
          </table:table-cell>
          <table:table-cell table:style-name="Tabelle14.A1" office:value-type="string">
            <text:p text:style-name="Standard"/>
            <text:p text:style-name="Standard">STEM1 (Matthias ist interessiert hier einen Beitrag zu leisten)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xperience in creating grafics manually</text:p>
          </table:table-cell>
          <table:table-cell table:style-name="Tabelle14.A1" office:value-type="string">
            <text:p text:style-name="Standard"/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lementary linear algebra</text:p>
          </table:table-cell>
          <table:table-cell table:style-name="Tabelle14.A1" office:value-type="string">
            <text:p text:style-name="Standard"/>
            <text:p text:style-name="Standard">STEM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undamental UI-Design</text:p>
          </table:table-cell>
          <table:table-cell table:style-name="Tabelle14.A1" office:value-type="string">
            <text:p text:style-name="Standard"/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Some knowledge of Human-Computer-Interaction</text:p>
          </table:table-cell>
          <table:table-cell table:style-name="Tabelle14.A1" office:value-type="string">
            <text:p text:style-name="Standard"/>
            <text:p text:style-name="Standard">Theory1</text:p>
            <text:p text:style-name="Standard"/>
          </table:table-cell>
        </table:table-row>
      </table:table>
      <text:list xml:id="list38461651" text:continue-list="list38471038" text:style-name="Outline">
        <text:list-item>
          <text:h text:style-name="Heading_20_1" text:outline-level="1">Code2 <text:span text:style-name="T1">Jirka Dell'Oro-Friedl</text:span></text:h>
        </text:list-item>
      </text:list>
      <text:p text:style-name="P144">Contents</text:p>
      <text:p text:style-name="Standard"/>
      <text:list xml:id="list2405744010211065928" text:style-name="WWNum247">
        <text:list-item>
          <text:p text:style-name="P108">Software Design</text:p>
        </text:list-item>
        <text:list-item>
          <text:p text:style-name="P108">Object Orientation</text:p>
        </text:list-item>
        <text:list-item>
          <text:p text:style-name="P108">3D-Scenegraph</text:p>
        </text:list-item>
        <text:list-item>
          <text:p text:style-name="P108">Game Patterns &amp; Techniques</text:p>
        </text:list-item>
        <text:list-item>
          <text:p text:style-name="P108">Component Entities</text:p>
        </text:list-item>
      </text:list>
      <text:p text:style-name="Standard"/>
      <text:p text:style-name="Standard">Lecturers</text:p>
      <text:p text:style-name="Standard"/>
      <text:list xml:id="list2286799671998879293" text:style-name="WWNum249">
        <text:list-item>
          <text:p text:style-name="P109">4SWS Jirka Dell'Oro-Friedl  </text:p>
        </text:list-item>
      </text:list>
      <text:p text:style-name="Standard"/>
      <text:p text:style-name="Standard">Points  </text:p>
      <text:p text:style-name="Standard"/>
      <text:list xml:id="list4814019728993985283" text:style-name="WWNum251">
        <text:list-item>
          <text:p text:style-name="P110">5 ECTS</text:p>
        </text:list-item>
        <text:list-item>
          <text:p text:style-name="P110">6 ECK</text:p>
        </text:list-item>
      </text:list>
      <text:p text:style-name="Standard"/>
      <text:p text:style-name="Standard">Language</text:p>
      <text:p text:style-name="Standard"/>
      <text:list xml:id="list6683594545586793517" text:style-name="WWNum253">
        <text:list-item>
          <text:p text:style-name="P111">English</text:p>
        </text:list-item>
      </text:list>
      <text:p text:style-name="Standard"/>
      <text:p text:style-name="Standard">Teaching</text:p>
      <text:p text:style-name="Standard"/>
      <text:list xml:id="list507865754370302875" text:style-name="WWNum255">
        <text:list-item>
          <text:p text:style-name="P112">Seminar / eduScrum</text:p>
        </text:list-item>
        <text:list-item>
          <text:p text:style-name="P112">preferably 3 week block</text:p>
        </text:list-item>
      </text:list>
      <text:p text:style-name="Standard"/>
      <text:p text:style-name="Standard">Assessment</text:p>
      <text:p text:style-name="Standard"/>
      <text:list xml:id="list433970872089022699" text:style-name="WWNum257">
        <text:list-item>
          <text:p text:style-name="P113">1sbK (e-Test)</text:p>
        </text:list-item>
      </text:list>
      <text:p text:style-name="Standard"/>
      <text:p text:style-name="Standard"><text:s/> </text:p>
      <text:p text:style-name="Standard"/>
      <table:table table:name="Tabelle15" table:style-name="Tabelle15">
        <table:table-column table:style-name="Tabelle15.A" table:number-columns-repeated="2"/>
        <table:table-row table:style-name="Tabelle15.1">
          <table:table-cell table:style-name="Tabelle15.A1" office:value-type="string">
            <text:p text:style-name="Standard">Prerequisites</text:p>
          </table:table-cell>
          <table:table-cell table:style-name="Tabelle15.A1" office:value-type="string">
            <text:p text:style-name="Standard">Obtained in</text:p>
          </table:table-cell>
        </table:table-row>
        <table:table-row table:style-name="Tabelle15.1">
          <table:table-cell table:style-name="Tabelle15.A1" office:value-type="string">
            <text:p text:style-name="Standard">Code1</text:p>
          </table:table-cell>
          <table:table-cell table:style-name="Tabelle15.A1" office:value-type="string">
            <text:p text:style-name="Standard"/>
            <text:p text:style-name="Standard">Code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Spatial audio</text:p>
          </table:table-cell>
          <table:table-cell table:style-name="Tabelle15.A1" office:value-type="string">
            <text:p text:style-name="Standard"/>
            <text:p text:style-name="Standard">Sound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Modelling, texturing, lighting</text:p>
          </table:table-cell>
          <table:table-cell table:style-name="Tabelle15.A1" office:value-type="string">
            <text:p text:style-name="Standard"/>
            <text:p text:style-name="Standard">Visual2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Foundations of software engineering</text:p>
          </table:table-cell>
          <table:table-cell table:style-name="Tabelle15.A1" office:value-type="string">
            <text:p text:style-name="Standard"/>
            <text:p text:style-name="Standard">Management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Perspective</text:p>
          </table:table-cell>
          <table:table-cell table:style-name="Tabelle15.A1" office:value-type="string">
            <text:p text:style-name="Standard"/>
            <text:p text:style-name="Standard">Visual1, STEM1</text:p>
            <text:p text:style-name="Standard"/>
          </table:table-cell>
        </table:table-row>
      </table:table>
      <text:list xml:id="list38462845" text:continue-list="list38461651" text:style-name="Outline">
        <text:list-item>
          <text:h text:style-name="Heading_20_1" text:outline-level="1">Project2: Physical Game <text:span text:style-name="T1">Jirka Dell'Oro-Friedl </text:span></text:h>
        </text:list-item>
      </text:list>
      <text:p text:style-name="P144">Contents</text:p>
      <text:list xml:id="list4806913466032766250" text:style-name="WWNum259">
        <text:list-item>
          <text:p text:style-name="P114">Design and creation of a physical game, optionally with digital augmentation</text:p>
        </text:list-item>
        <text:list-item>
          <text:p text:style-name="P114">Practical application of various skills acquired in previous modules</text:p>
        </text:list-item>
        <text:list-item>
          <text:p text:style-name="P114">Team- and projectmanagement</text:p>
        </text:list-item>
        <text:list-item>
          <text:p text:style-name="P114">Practice visualization, documentation, communication, presentation  </text:p>
        </text:list-item>
        <text:list-item>
          <text:p text:style-name="P114">Work with physical material to create prototypes</text:p>
        </text:list-item>
      </text:list>
      <text:p text:style-name="Standard"/>
      <text:p text:style-name="Standard">Lecturers</text:p>
      <text:list xml:id="list8087649740451606416" text:style-name="WWNum261">
        <text:list-item>
          <text:p text:style-name="P115">3SWS in total for three docents as jury</text:p>
        </text:list-item>
      </text:list>
      <text:p text:style-name="Standard"/>
      <text:p text:style-name="Standard">Points</text:p>
      <text:list xml:id="list408288084144722147" text:style-name="WWNum263">
        <text:list-item>
          <text:p text:style-name="P116">10 ECTS</text:p>
        </text:list-item>
        <text:list-item>
          <text:p text:style-name="P116">6 ECK</text:p>
        </text:list-item>
      </text:list>
      <text:p text:style-name="Standard"/>
      <text:p text:style-name="Standard">Language  </text:p>
      <text:list xml:id="list6067357535563828641" text:style-name="WWNum265">
        <text:list-item>
          <text:p text:style-name="P117">English/German</text:p>
        </text:list-item>
      </text:list>
      <text:p text:style-name="Standard"/>
      <text:p text:style-name="Standard">Teaching</text:p>
      <text:list xml:id="list5254621125742525590" text:style-name="WWNum267">
        <text:list-item>
          <text:p text:style-name="P118">Workshop / Scrum</text:p>
        </text:list-item>
        <text:list-item>
          <text:p text:style-name="P118">preferably 6 week block</text:p>
        </text:list-item>
      </text:list>
      <text:p text:style-name="Standard"/>
      <text:p text:style-name="Standard">Assessment</text:p>
      <text:list xml:id="list376712524355393529" text:style-name="WWNum269">
        <text:list-item>
          <text:p text:style-name="P119">1A</text:p>
        </text:list-item>
      </text:list>
      <text:p text:style-name="Standard"/>
      <table:table table:name="Tabelle16" table:style-name="Tabelle16">
        <table:table-column table:style-name="Tabelle16.A" table:number-columns-repeated="2"/>
        <table:table-row table:style-name="Tabelle16.1">
          <table:table-cell table:style-name="Tabelle16.A1" office:value-type="string">
            <text:p text:style-name="Standard">Prerequisites</text:p>
          </table:table-cell>
          <table:table-cell table:style-name="Tabelle16.A1" office:value-type="string">
            <text:p text:style-name="Standard">Obtained in</text:p>
          </table:table-cell>
        </table:table-row>
        <table:table-row table:style-name="Tabelle16.1">
          <table:table-cell table:style-name="Tabelle16.A1" office:value-type="string">
            <text:p text:style-name="Standard">Visual Design</text:p>
          </table:table-cell>
          <table:table-cell table:style-name="Tabelle16.A1" office:value-type="string">
            <text:p text:style-name="Standard"/>
            <text:p text:style-name="Standard">Visual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s of perception &amp; cognition</text:p>
          </table:table-cell>
          <table:table-cell table:style-name="Tabelle16.A1" office:value-type="string">
            <text:p text:style-name="Standard"/>
            <text:p text:style-name="Standard">Theory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erspective</text:p>
          </table:table-cell>
          <table:table-cell table:style-name="Tabelle16.A1" office:value-type="string">
            <text:p text:style-name="Standard"/>
            <text:p text:style-name="Standard">Visual1, STEM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robability, strategy and game theory</text:p>
          </table:table-cell>
          <table:table-cell table:style-name="Tabelle16.A1" office:value-type="string">
            <text:p text:style-name="Standard"/>
            <text:p text:style-name="Standard">STEM1, 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 of game design</text:p>
          </table:table-cell>
          <table:table-cell table:style-name="Tabelle16.A1" office:value-type="string">
            <text:p text:style-name="Standard"/>
            <text:p text:style-name="Standard">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3D-Modelling for stills or 3D-printing, if applicable</text:p>
          </table:table-cell>
          <table:table-cell table:style-name="Tabelle16.A1" office:value-type="string">
            <text:p text:style-name="Standard"/>
            <text:p text:style-name="Standard">Visual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Audiodesign, if applicable</text:p>
          </table:table-cell>
          <table:table-cell table:style-name="Tabelle16.A1" office:value-type="string">
            <text:p text:style-name="Standard"/>
            <text:p text:style-name="Standard">STEM1, Sound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Generative design of stills if applicable</text:p>
          </table:table-cell>
          <table:table-cell table:style-name="Tabelle16.A1" office:value-type="string">
            <text:p text:style-name="Standard"/>
            <text:p text:style-name="Standard">Code1</text:p>
            <text:p text:style-name="Standard"/>
          </table:table-cell>
        </table:table-row>
      </table:table>
      <text:list xml:id="list38468093" text:continue-list="list38462845" text:style-name="Outline">
        <text:list-item>
          <text:h text:style-name="Heading_20_1" text:outline-level="1">Project3: Simple Digital Project <text:span text:style-name="T1">Jirka Dell'Oro-Friedl</text:span></text:h>
        </text:list-item>
      </text:list>
      <text:p text:style-name="P144">Contents</text:p>
      <text:list xml:id="list3657132815083738251" text:style-name="WWNum271">
        <text:list-item>
          <text:p text:style-name="P120">Design and creation of a simple interactive application</text:p>
        </text:list-item>
        <text:list-item>
          <text:p text:style-name="P120">Practical application of various skills acquired in previous modules</text:p>
        </text:list-item>
        <text:list-item>
          <text:p text:style-name="P120">Implemention of graphics, sound, behaviour, animation, text</text:p>
        </text:list-item>
        <text:list-item>
          <text:p text:style-name="P120">Team- and projectmanagement</text:p>
        </text:list-item>
        <text:list-item>
          <text:p text:style-name="P120">Practice visualization, documentation, communication, presentation  </text:p>
        </text:list-item>
        <text:list-item>
          <text:p text:style-name="P120">Work with digital material to create prototypes</text:p>
        </text:list-item>
      </text:list>
      <text:p text:style-name="Standard"/>
      <text:p text:style-name="Standard">Lecturers</text:p>
      <text:list xml:id="list4316332189890145173" text:style-name="WWNum273">
        <text:list-item>
          <text:p text:style-name="P121">3SWS in total for three docents as jury</text:p>
        </text:list-item>
      </text:list>
      <text:p text:style-name="Standard"/>
      <text:p text:style-name="Standard">Points</text:p>
      <text:list xml:id="list3161544709298229931" text:style-name="WWNum275">
        <text:list-item>
          <text:p text:style-name="P122">10 ECTS</text:p>
        </text:list-item>
        <text:list-item>
          <text:p text:style-name="P122">6 ECK</text:p>
        </text:list-item>
      </text:list>
      <text:p text:style-name="Standard"/>
      <text:p text:style-name="Standard">Language</text:p>
      <text:list xml:id="list7828874680350375213" text:style-name="WWNum277">
        <text:list-item>
          <text:p text:style-name="P123">English/German  </text:p>
        </text:list-item>
      </text:list>
      <text:p text:style-name="Standard"/>
      <text:p text:style-name="Standard">Teaching</text:p>
      <text:list xml:id="list1621041411985981281" text:style-name="WWNum279">
        <text:list-item>
          <text:p text:style-name="P124">Workshop / Scrum</text:p>
        </text:list-item>
        <text:list-item>
          <text:p text:style-name="P124">preferably 6 week block</text:p>
        </text:list-item>
      </text:list>
      <text:p text:style-name="Standard"/>
      <text:p text:style-name="Standard">Assessment</text:p>
      <text:list xml:id="list3520218535409195702" text:style-name="WWNum281">
        <text:list-item>
          <text:p text:style-name="P125">1A</text:p>
        </text:list-item>
      </text:list>
      <text:p text:style-name="Standard"/>
      <text:p text:style-name="Standard"><text:s/> </text:p>
      <text:p text:style-name="Standard"/>
      <table:table table:name="Tabelle17" table:style-name="Tabelle17">
        <table:table-column table:style-name="Tabelle17.A" table:number-columns-repeated="2"/>
        <table:table-row table:style-name="Tabelle17.1">
          <table:table-cell table:style-name="Tabelle17.A1" office:value-type="string">
            <text:p text:style-name="Standard">Prerequisites</text:p>
          </table:table-cell>
          <table:table-cell table:style-name="Tabelle17.A1" office:value-type="string">
            <text:p text:style-name="Standard">Obtained in</text:p>
          </table:table-cell>
        </table:table-row>
        <table:table-row table:style-name="Tabelle17.1">
          <table:table-cell table:style-name="Tabelle17.A1" office:value-type="string">
            <text:p text:style-name="Standard">Project1</text:p>
          </table:table-cell>
          <table:table-cell table:style-name="Tabelle17.A1" office:value-type="string">
            <text:p text:style-name="Standard"/>
            <text:p text:style-name="Standard">Project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Interactive &amp; immersive audio</text:p>
          </table:table-cell>
          <table:table-cell table:style-name="Tabelle17.A1" office:value-type="string">
            <text:p text:style-name="Standard"/>
            <text:p text:style-name="Standard">Sound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Software design, software engineering</text:p>
          </table:table-cell>
          <table:table-cell table:style-name="Tabelle17.A1" office:value-type="string">
            <text:p text:style-name="Standard"/>
            <text:p text:style-name="Standard">Management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2D and/or 3D-animation</text:p>
          </table:table-cell>
          <table:table-cell table:style-name="Tabelle17.A1" office:value-type="string">
            <text:p text:style-name="Standard"/>
            <text:p text:style-name="Standard">Visual3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3D-modelling for interaction, if applicable</text:p>
          </table:table-cell>
          <table:table-cell table:style-name="Tabelle17.A1" office:value-type="string">
            <text:p text:style-name="Standard"/>
            <text:p text:style-name="Standard">Visual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Coding</text:p>
          </table:table-cell>
          <table:table-cell table:style-name="Tabelle17.A1" office:value-type="string">
            <text:p text:style-name="Standard"/>
            <text:p text:style-name="Standard">Code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Foundations of physics engines and dynamical systems, if applicable</text:p>
          </table:table-cell>
          <table:table-cell table:style-name="Tabelle17.A1" office:value-type="string">
            <text:p text:style-name="Standard"/>
            <text:p text:style-name="Standard">STEM2</text:p>
            <text:p text:style-name="Standard"/>
          </table:table-cell>
        </table:table-row>
      </table:table>
      <text:p text:style-name="Standard"/>
      <text:list xml:id="list38461888" text:continue-list="list38468093" text:style-name="Outline">
        <text:list-item>
          <text:h text:style-name="P141" text:outline-level="1">Project4: Advanced Digital Project <text:span text:style-name="T1">Jirka Dell'Oro-Friedl</text:span></text:h>
        </text:list-item>
      </text:list>
      <text:p text:style-name="P144">Contents</text:p>
      <text:list xml:id="list7089758536418270581" text:style-name="WWNum283">
        <text:list-item>
          <text:p text:style-name="P126">Design and creation of an advanced interactive application</text:p>
        </text:list-item>
        <text:list-item>
          <text:p text:style-name="P126">Practical application of various skills acquired in previous modules</text:p>
        </text:list-item>
        <text:list-item>
          <text:p text:style-name="P126">Implemention of advanced technologies e.g. AR/VR, spatial audio/video, tangible interfaces</text:p>
        </text:list-item>
        <text:list-item>
          <text:p text:style-name="P126">Team- and projectmanagement</text:p>
        </text:list-item>
        <text:list-item>
          <text:p text:style-name="P126">Practice visualization, documentation, communication, presentation  </text:p>
        </text:list-item>
        <text:list-item>
          <text:p text:style-name="P126">Work with digital material to create advanced prototypes</text:p>
        </text:list-item>
      </text:list>
      <text:p text:style-name="Standard"/>
      <text:p text:style-name="Standard">Lecturers</text:p>
      <text:list xml:id="list955226262917302388" text:style-name="WWNum285">
        <text:list-item>
          <text:p text:style-name="P127">3SWS in total for three docents as jury</text:p>
        </text:list-item>
      </text:list>
      <text:p text:style-name="Standard"/>
      <text:p text:style-name="Standard">Points  </text:p>
      <text:list xml:id="list5769260782303320563" text:style-name="WWNum287">
        <text:list-item>
          <text:p text:style-name="P128">10 ECTS / 6 ECK</text:p>
        </text:list-item>
      </text:list>
      <text:p text:style-name="Standard"/>
      <text:p text:style-name="Standard">Language</text:p>
      <text:list xml:id="list643413886283260143" text:style-name="WWNum289">
        <text:list-item>
          <text:p text:style-name="P129">English/German</text:p>
        </text:list-item>
      </text:list>
      <text:p text:style-name="Standard"/>
      <text:p text:style-name="Standard">Teaching</text:p>
      <text:list xml:id="list2754916344107134041" text:style-name="WWNum291">
        <text:list-item>
          <text:p text:style-name="P130">Workshop / Scrum</text:p>
        </text:list-item>
        <text:list-item>
          <text:p text:style-name="P130">preferably 6 week block</text:p>
        </text:list-item>
      </text:list>
      <text:p text:style-name="Standard">Assessment</text:p>
      <text:list xml:id="list1138390117121088734" text:style-name="WWNum293">
        <text:list-item>
          <text:p text:style-name="P131">1A</text:p>
        </text:list-item>
      </text:list>
      <table:table table:name="Tabelle18" table:style-name="Tabelle18">
        <table:table-column table:style-name="Tabelle18.A" table:number-columns-repeated="2"/>
        <table:table-row table:style-name="Tabelle18.1">
          <table:table-cell table:style-name="Tabelle18.A1" office:value-type="string">
            <text:p text:style-name="Standard">Prerequisites</text:p>
          </table:table-cell>
          <table:table-cell table:style-name="Tabelle18.A1" office:value-type="string">
            <text:p text:style-name="Standard">Obtained in</text:p>
          </table:table-cell>
        </table:table-row>
        <table:table-row table:style-name="Tabelle18.1">
          <table:table-cell table:style-name="Tabelle18.A1" office:value-type="string">
            <text:p text:style-name="Standard">Project2</text:p>
          </table:table-cell>
          <table:table-cell table:style-name="Tabelle18.A1" office:value-type="string">
            <text:p text:style-name="Standard">Project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patial audio</text:p>
          </table:table-cell>
          <table:table-cell table:style-name="Tabelle18.A1" office:value-type="string">
            <text:p text:style-name="Standard">Sound1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usic &amp; sound design</text:p>
          </table:table-cell>
          <table:table-cell table:style-name="Tabelle18.A1" office:value-type="string">
            <text:p text:style-name="Standard">Sound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odelling and animation in 2D and 3D</text:p>
          </table:table-cell>
          <table:table-cell table:style-name="Tabelle18.A1" office:value-type="string">
            <text:p text:style-name="Standard">Visual2, Visual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3D-Modelling for interaction, if applicable</text:p>
          </table:table-cell>
          <table:table-cell table:style-name="Tabelle18.A1" office:value-type="string">
            <text:p text:style-name="Standard">Visual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ding</text:p>
          </table:table-cell>
          <table:table-cell table:style-name="Tabelle18.A1" office:value-type="string">
            <text:p text:style-name="Standard">Code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 of physics engines &amp; dynamical systems</text:p>
          </table:table-cell>
          <table:table-cell table:style-name="Tabelle18.A1" office:value-type="string">
            <text:p text:style-name="Standard">STEM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torytelling, narrative design if applicable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UX-Design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s of multiuser experiences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mputer-Interaction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Tangible interfaces, computer vision, physical computing if applicable</text:p>
          </table:table-cell>
          <table:table-cell table:style-name="Tabelle18.A1" office:value-type="string">
            <text:p text:style-name="Standard">STEM3</text:p>
            <text:p text:style-name="Standard"/>
          </table:table-cell>
        </table:table-row>
      </table:table>
      <text:p text:style-name="Standard"/>
      <text:list xml:id="list38458545" text:continue-list="list38461888" text:style-name="Outline">
        <text:list-item>
          <text:h text:style-name="P141" text:outline-level="1">Project5: Complex Digital Project <text:span text:style-name="T1">Jirka Dell'Oro-Friedl </text:span></text:h>
        </text:list-item>
      </text:list>
      <text:p text:style-name="P144">Contents</text:p>
      <text:p text:style-name="Standard"/>
      <text:list xml:id="list1404911700277266513" text:style-name="WWNum295">
        <text:list-item>
          <text:p text:style-name="P132">Professional Design and creation of a complex interactive application  </text:p>
        </text:list-item>
        <text:list-item>
          <text:p text:style-name="P132">Practical application of various skills acquired in previous modules</text:p>
        </text:list-item>
        <text:list-item>
          <text:p text:style-name="P132">Consideration and calculation of professional publishing, marketing, monetization, quality assurance.</text:p>
        </text:list-item>
        <text:list-item>
          <text:p text:style-name="P132">Practice professional workflow</text:p>
        </text:list-item>
      </text:list>
      <text:p text:style-name="Standard"/>
      <text:p text:style-name="Standard">Lecturers</text:p>
      <text:p text:style-name="Standard"/>
      <text:list xml:id="list6330656032565400842" text:style-name="WWNum297">
        <text:list-item>
          <text:p text:style-name="P133">3SWS in total for three docents as jury</text:p>
        </text:list-item>
      </text:list>
      <text:p text:style-name="Standard"/>
      <text:p text:style-name="Standard">Points</text:p>
      <text:p text:style-name="Standard"/>
      <text:list xml:id="list1572387616684216177" text:style-name="WWNum299">
        <text:list-item>
          <text:p text:style-name="P134">12 ECTS / ECK</text:p>
        </text:list-item>
      </text:list>
      <text:p text:style-name="Standard"/>
      <text:p text:style-name="Standard">Language</text:p>
      <text:p text:style-name="Standard"/>
      <text:list xml:id="list6810092519576490433" text:style-name="WWNum301">
        <text:list-item>
          <text:p text:style-name="P135">English/German</text:p>
        </text:list-item>
      </text:list>
      <text:p text:style-name="Standard"/>
      <text:p text:style-name="Standard">Teaching</text:p>
      <text:list xml:id="list8403169876104708415" text:style-name="WWNum303">
        <text:list-item>
          <text:p text:style-name="P136">Workshop / Scrum</text:p>
        </text:list-item>
        <text:list-item>
          <text:p text:style-name="P136">preferably 8 week block  </text:p>
        </text:list-item>
      </text:list>
      <text:p text:style-name="Standard"/>
      <text:p text:style-name="Standard">Assessment</text:p>
      <text:p text:style-name="Standard"/>
      <text:list xml:id="list8410028531036031041" text:style-name="WWNum305">
        <text:list-item>
          <text:p text:style-name="P137">1A</text:p>
        </text:list-item>
      </text:list>
      <text:p text:style-name="Standard"/>
      <text:p text:style-name="Standard"/>
      <text:p text:style-name="Standard">Prerequisites</text:p>
      <text:p text:style-name="Standard">Obtained in</text:p>
      <text:p text:style-name="Standard">Project3</text:p>
      <text:p text:style-name="Standard"/>
      <text:p text:style-name="Standard">Project3</text:p>
      <text:p text:style-name="Standard"/>
      <text:p text:style-name="Standard"/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Standard">Prerequisites</text:p>
          </table:table-cell>
          <table:table-cell table:style-name="Tabelle2.A1" office:value-type="string">
            <text:p text:style-name="Standard">Obtained in</text:p>
          </table:table-cell>
        </table:table-row>
        <table:table-row table:style-name="Tabelle2.1">
          <table:table-cell table:style-name="Tabelle2.A1" office:value-type="string">
            <text:p text:style-name="Standard">Project3</text:p>
          </table:table-cell>
          <table:table-cell table:style-name="Tabelle2.A1" office:value-type="string">
            <text:p text:style-name="Standard">Project3</text:p>
            <text:p text:style-name="Standard"/>
          </table:table-cell>
        </table:table-row>
        <table:table-row table:style-name="Tabelle2.1">
          <table:table-cell table:style-name="Tabelle2.A1" office:value-type="string">
            <text:p text:style-name="Standard">Producing, business calculation, advanced management</text:p>
          </table:table-cell>
          <table:table-cell table:style-name="Tabelle2.A1" office:value-type="string">
            <text:p text:style-name="Standard">Management 1+ 2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font-name-asian="SimSun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 style:master-page-name="">
      <style:paragraph-properties fo:margin-top="0.847cm" fo:margin-bottom="0.353cm" fo:keep-together="always" style:page-number="auto" fo:break-before="page" fo:keep-with-next="always"/>
      <style:text-properties fo:color="#345a8a" style:font-name="Cambria" fo:font-size="16pt" fo:font-weight="bold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.265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List_20_Paragraph" style:display-name="List Paragraph" style:family="paragraph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O_20_Subtitle" style:display-name="OO Subtitle" style:family="paragraph" style:parent-style-name="Standard" style:default-outline-level="" style:list-style-name="">
      <style:text-properties fo:color="#4f81bd" style:font-name="Cambria" fo:letter-spacing="0.026cm" fo:font-style="italic" style:font-style-asian="italic" style:font-name-complex="F" style:font-style-complex="italic"/>
    </style:style>
    <style:style style:name="OO_20_Subtle_20_Emphasis" style:display-name="OO Subtle Emphasis" style:family="paragraph" style:parent-style-name="Standard" style:default-outline-level="" style:list-style-name="">
      <style:text-properties fo:color="#8a6d3b" style:font-name="Cambria" fo:font-size="10pt" fo:font-style="italic" style:font-size-asian="10pt" style:font-style-asian="italic" style:font-name-complex="F" style:font-size-complex="10pt" style:font-style-complex="italic"/>
    </style:style>
    <style:style style:name="OO_20_Quote" style:display-name="OO Quote" style:family="paragraph" style:parent-style-name="Standard" style:default-outline-level="" style:list-style-name="">
      <style:text-properties fo:color="#555555" style:font-name="Cambria" fo:font-size="10pt" fo:font-style="italic" style:font-size-asian="10pt" style:font-style-asian="italic" style:font-name-complex="F" style:font-size-complex="10pt" style:font-style-complex="italic"/>
    </style:style>
    <style:style style:name="OO_20_Inline_20_Box" style:display-name="OO Inline Box" style:family="paragraph" style:parent-style-name="Standard" style:default-outline-level="" style:list-style-name="">
      <style:text-properties style:font-name="Cambria" style:font-name-complex="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345a8a" style:font-name="Cambria" fo:font-size="16pt" fo:font-weight="bold" style:font-size-asian="16pt" style:font-weight-asian="bold" style:font-name-complex="F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Titel_20_Zeichen" style:display-name="Titel Zeichen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OO_20_Untertitel_20_Zeichen" style:display-name="OO Untertitel Zeichen" style:family="text" style:parent-style-name="Default_20_Paragraph_20_Font">
      <style:text-properties fo:color="#4f81bd" style:font-name="Cambria" fo:letter-spacing="0.026cm" fo:font-style="italic" style:font-style-asian="italic" style:font-name-complex="F" style:font-style-complex="italic"/>
    </style:style>
    <style:style style:name="OO_20_Subtle_20_Emphasis" style:display-name="OO Subtle Emphasis" style:family="text" style:parent-style-name="Default_20_Paragraph_20_Font">
      <style:text-properties fo:color="#8a6d3b" fo:font-size="10pt" fo:font-style="italic" style:font-size-asian="10pt" style:font-style-asian="italic" style:font-size-complex="10pt" style:font-style-complex="italic"/>
    </style:style>
    <style:style style:name="OO_20_Quote" style:display-name="OO Quote" style:family="text" style:parent-style-name="Default_20_Paragraph_20_Font">
      <style:text-properties fo:color="#555555" fo:font-size="10pt" fo:font-style="italic" style:font-size-asian="10pt" style:font-style-asian="italic" style:font-size-complex="10pt" style:font-style-complex="italic"/>
    </style:style>
    <style:style style:name="OO_20_Inline_20_Box" style:display-name="OO Inline Box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0cm">
          <style:column style:rel-width="6979*" fo:start-indent="0cm" fo:end-indent="0cm"/>
          <style:column style:rel-width="697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penOLAT</meta:initial-creator>
    <meta:creation-date>2021-12-15T09:41:13.100</meta:creation-date>
    <meta:generator>OpenOffice/4.1.5$Win32 OpenOffice.org_project/415m1$Build-9789</meta:generator>
    <dc:date>2023-03-15T18:21:54.23</dc:date>
    <meta:editing-duration>PT9H51M13S</meta:editing-duration>
    <meta:editing-cycles>7</meta:editing-cycles>
    <meta:print-date>2023-03-15T10:09:51.07</meta:print-date>
    <meta:document-statistic meta:table-count="15" meta:image-count="0" meta:object-count="0" meta:page-count="24" meta:paragraph-count="697" meta:word-count="2286" meta:character-count="14282"/>
    <meta:user-defined meta:name="AppVersion">16.0000</meta:user-defined>
  </office:meta>
</office:document-meta>
</file>